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lposl</text:p>
          </table:table-cell>
          <table:table-cell table:style-name="ce1" office:value-type="string" calcext:value-type="string">
            <text:p>lposr</text:p>
          </table:table-cell>
          <table:table-cell table:style-name="ce1" office:value-type="string" calcext:value-type="string">
            <text:p>rposl</text:p>
          </table:table-cell>
          <table:table-cell table:style-name="ce1" office:value-type="string" calcext:value-type="string">
            <text:p>rposr</text:p>
          </table:table-cell>
          <table:table-cell table:style-name="ce1" office:value-type="string" calcext:value-type="string">
            <text:p>new lposl</text:p>
          </table:table-cell>
          <table:table-cell table:style-name="ce1" office:value-type="string" calcext:value-type="string">
            <text:p><text:span text:style-name="T1">new </text:span>lposr</text:p>
          </table:table-cell>
          <table:table-cell table:style-name="ce1" office:value-type="string" calcext:value-type="string">
            <text:p><text:span text:style-name="T1">new </text:span>rposl</text:p>
          </table:table-cell>
          <table:table-cell table:style-name="ce1" office:value-type="string" calcext:value-type="string">
            <text:p><text:span text:style-name="T1">new </text:span>rpos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545" calcext:value-type="float">
            <text:p>545</text:p>
          </table:table-cell>
          <table:table-cell table:formula="of:=IF([.C2:.C110]-2 &lt; 0;0;[.C2:.C110]-2 )" office:value-type="float" office:value="36" calcext:value-type="float">
            <text:p>36</text:p>
          </table:table-cell>
          <table:table-cell table:formula="of:=IF([.D2:.D110]+2 &lt; 0;0;[.D2:.D110]+2 )" office:value-type="float" office:value="66" calcext:value-type="float">
            <text:p>66</text:p>
          </table:table-cell>
          <table:table-cell table:formula="of:=IF([.E2:.E110]-2 &gt; 640;640;[.E2:.E110]-2 )" office:value-type="float" office:value="514" calcext:value-type="float">
            <text:p>514</text:p>
          </table:table-cell>
          <table:table-cell table:formula="of:=IF([.F2:.F110]+2 &gt; 640;640;[.F2:.F110]+2 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545" calcext:value-type="float">
            <text:p>545</text:p>
          </table:table-cell>
          <table:table-cell table:formula="of:=IF([.C3:.C111]-2 &lt; 0;0;[.C3:.C111]-2 )" office:value-type="float" office:value="36" calcext:value-type="float">
            <text:p>36</text:p>
          </table:table-cell>
          <table:table-cell table:formula="of:=IF([.D3:.D111]+2 &lt; 0;0;[.D3:.D111]+2 )" office:value-type="float" office:value="66" calcext:value-type="float">
            <text:p>66</text:p>
          </table:table-cell>
          <table:table-cell table:formula="of:=IF([.E3:.E111]-2 &gt; 640;640;[.E3:.E111]-2 )" office:value-type="float" office:value="514" calcext:value-type="float">
            <text:p>514</text:p>
          </table:table-cell>
          <table:table-cell table:formula="of:=IF([.F3:.F111]+2 &gt; 640;640;[.F3:.F111]+2 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545" calcext:value-type="float">
            <text:p>545</text:p>
          </table:table-cell>
          <table:table-cell table:formula="of:=IF([.C4:.C112]-2 &lt; 0;0;[.C4:.C112]-2 )" office:value-type="float" office:value="36" calcext:value-type="float">
            <text:p>36</text:p>
          </table:table-cell>
          <table:table-cell table:formula="of:=IF([.D4:.D112]+2 &lt; 0;0;[.D4:.D112]+2 )" office:value-type="float" office:value="66" calcext:value-type="float">
            <text:p>66</text:p>
          </table:table-cell>
          <table:table-cell table:formula="of:=IF([.E4:.E112]-2 &gt; 640;640;[.E4:.E112]-2 )" office:value-type="float" office:value="514" calcext:value-type="float">
            <text:p>514</text:p>
          </table:table-cell>
          <table:table-cell table:formula="of:=IF([.F4:.F112]+2 &gt; 640;640;[.F4:.F112]+2 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545" calcext:value-type="float">
            <text:p>545</text:p>
          </table:table-cell>
          <table:table-cell table:formula="of:=IF([.C5:.C113]-2 &lt; 0;0;[.C5:.C113]-2 )" office:value-type="float" office:value="36" calcext:value-type="float">
            <text:p>36</text:p>
          </table:table-cell>
          <table:table-cell table:formula="of:=IF([.D5:.D113]+2 &lt; 0;0;[.D5:.D113]+2 )" office:value-type="float" office:value="66" calcext:value-type="float">
            <text:p>66</text:p>
          </table:table-cell>
          <table:table-cell table:formula="of:=IF([.E5:.E113]-2 &gt; 640;640;[.E5:.E113]-2 )" office:value-type="float" office:value="514" calcext:value-type="float">
            <text:p>514</text:p>
          </table:table-cell>
          <table:table-cell table:formula="of:=IF([.F5:.F113]+2 &gt; 640;640;[.F5:.F113]+2 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517" calcext:value-type="float">
            <text:p>517</text:p>
          </table:table-cell>
          <table:table-cell office:value-type="float" office:value="545" calcext:value-type="float">
            <text:p>545</text:p>
          </table:table-cell>
          <table:table-cell table:formula="of:=IF([.C6:.C114]-2 &lt; 0;0;[.C6:.C114]-2 )" office:value-type="float" office:value="37" calcext:value-type="float">
            <text:p>37</text:p>
          </table:table-cell>
          <table:table-cell table:formula="of:=IF([.D6:.D114]+2 &lt; 0;0;[.D6:.D114]+2 )" office:value-type="float" office:value="65" calcext:value-type="float">
            <text:p>65</text:p>
          </table:table-cell>
          <table:table-cell table:formula="of:=IF([.E6:.E114]-2 &gt; 640;640;[.E6:.E114]-2 )" office:value-type="float" office:value="515" calcext:value-type="float">
            <text:p>515</text:p>
          </table:table-cell>
          <table:table-cell table:formula="of:=IF([.F6:.F114]+2 &gt; 640;640;[.F6:.F114]+2 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table:formula="of:=IF([.C7:.C115]-2 &lt; 0;0;[.C7:.C115]-2 )" office:value-type="float" office:value="36" calcext:value-type="float">
            <text:p>36</text:p>
          </table:table-cell>
          <table:table-cell table:formula="of:=IF([.D7:.D115]+2 &lt; 0;0;[.D7:.D115]+2 )" office:value-type="float" office:value="65" calcext:value-type="float">
            <text:p>65</text:p>
          </table:table-cell>
          <table:table-cell table:formula="of:=IF([.E7:.E115]-2 &gt; 640;640;[.E7:.E115]-2 )" office:value-type="float" office:value="519" calcext:value-type="float">
            <text:p>519</text:p>
          </table:table-cell>
          <table:table-cell table:formula="of:=IF([.F7:.F115]+2 &gt; 640;640;[.F7:.F115]+2 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17" calcext:value-type="float">
            <text:p>517</text:p>
          </table:table-cell>
          <table:table-cell office:value-type="float" office:value="544" calcext:value-type="float">
            <text:p>544</text:p>
          </table:table-cell>
          <table:table-cell table:formula="of:=IF([.C8:.C116]-2 &lt; 0;0;[.C8:.C116]-2 )" office:value-type="float" office:value="31" calcext:value-type="float">
            <text:p>31</text:p>
          </table:table-cell>
          <table:table-cell table:formula="of:=IF([.D8:.D116]+2 &lt; 0;0;[.D8:.D116]+2 )" office:value-type="float" office:value="61" calcext:value-type="float">
            <text:p>61</text:p>
          </table:table-cell>
          <table:table-cell table:formula="of:=IF([.E8:.E116]-2 &gt; 640;640;[.E8:.E116]-2 )" office:value-type="float" office:value="515" calcext:value-type="float">
            <text:p>515</text:p>
          </table:table-cell>
          <table:table-cell table:formula="of:=IF([.F8:.F116]+2 &gt; 640;640;[.F8:.F116]+2 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543" calcext:value-type="float">
            <text:p>543</text:p>
          </table:table-cell>
          <table:table-cell table:formula="of:=IF([.C9:.C117]-2 &lt; 0;0;[.C9:.C117]-2 )" office:value-type="float" office:value="29" calcext:value-type="float">
            <text:p>29</text:p>
          </table:table-cell>
          <table:table-cell table:formula="of:=IF([.D9:.D117]+2 &lt; 0;0;[.D9:.D117]+2 )" office:value-type="float" office:value="60" calcext:value-type="float">
            <text:p>60</text:p>
          </table:table-cell>
          <table:table-cell table:formula="of:=IF([.E9:.E117]-2 &gt; 640;640;[.E9:.E117]-2 )" office:value-type="float" office:value="514" calcext:value-type="float">
            <text:p>514</text:p>
          </table:table-cell>
          <table:table-cell table:formula="of:=IF([.F9:.F117]+2 &gt; 640;640;[.F9:.F117]+2 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550" calcext:value-type="float">
            <text:p>550</text:p>
          </table:table-cell>
          <table:table-cell office:value-type="float" office:value="576" calcext:value-type="float">
            <text:p>576</text:p>
          </table:table-cell>
          <table:table-cell table:formula="of:=IF([.C10:.C118]-2 &lt; 0;0;[.C10:.C118]-2 )" office:value-type="float" office:value="57" calcext:value-type="float">
            <text:p>57</text:p>
          </table:table-cell>
          <table:table-cell table:formula="of:=IF([.D10:.D118]+2 &lt; 0;0;[.D10:.D118]+2 )" office:value-type="float" office:value="89" calcext:value-type="float">
            <text:p>89</text:p>
          </table:table-cell>
          <table:table-cell table:formula="of:=IF([.E10:.E118]-2 &gt; 640;640;[.E10:.E118]-2 )" office:value-type="float" office:value="548" calcext:value-type="float">
            <text:p>548</text:p>
          </table:table-cell>
          <table:table-cell table:formula="of:=IF([.F10:.F118]+2 &gt; 640;640;[.F10:.F118]+2 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599" calcext:value-type="float">
            <text:p>599</text:p>
          </table:table-cell>
          <table:table-cell office:value-type="float" office:value="627" calcext:value-type="float">
            <text:p>627</text:p>
          </table:table-cell>
          <table:table-cell table:formula="of:=IF([.C11:.C119]-2 &lt; 0;0;[.C11:.C119]-2 )" office:value-type="float" office:value="105" calcext:value-type="float">
            <text:p>105</text:p>
          </table:table-cell>
          <table:table-cell table:formula="of:=IF([.D11:.D119]+2 &lt; 0;0;[.D11:.D119]+2 )" office:value-type="float" office:value="139" calcext:value-type="float">
            <text:p>139</text:p>
          </table:table-cell>
          <table:table-cell table:formula="of:=IF([.E11:.E119]-2 &gt; 640;640;[.E11:.E119]-2 )" office:value-type="float" office:value="597" calcext:value-type="float">
            <text:p>597</text:p>
          </table:table-cell>
          <table:table-cell table:formula="of:=IF([.F11:.F119]+2 &gt; 640;640;[.F11:.F119]+2 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586" calcext:value-type="float">
            <text:p>586</text:p>
          </table:table-cell>
          <table:table-cell office:value-type="float" office:value="611" calcext:value-type="float">
            <text:p>611</text:p>
          </table:table-cell>
          <table:table-cell table:formula="of:=IF([.C12:.C120]-2 &lt; 0;0;[.C12:.C120]-2 )" office:value-type="float" office:value="89" calcext:value-type="float">
            <text:p>89</text:p>
          </table:table-cell>
          <table:table-cell table:formula="of:=IF([.D12:.D120]+2 &lt; 0;0;[.D12:.D120]+2 )" office:value-type="float" office:value="121" calcext:value-type="float">
            <text:p>121</text:p>
          </table:table-cell>
          <table:table-cell table:formula="of:=IF([.E12:.E120]-2 &gt; 640;640;[.E12:.E120]-2 )" office:value-type="float" office:value="584" calcext:value-type="float">
            <text:p>584</text:p>
          </table:table-cell>
          <table:table-cell table:formula="of:=IF([.F12:.F120]+2 &gt; 640;640;[.F12:.F120]+2 )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0" calcext:value-type="float">
            <text:p>360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574" calcext:value-type="float">
            <text:p>574</text:p>
          </table:table-cell>
          <table:table-cell office:value-type="float" office:value="600" calcext:value-type="float">
            <text:p>600</text:p>
          </table:table-cell>
          <table:table-cell table:formula="of:=IF([.C13:.C121]-2 &lt; 0;0;[.C13:.C121]-2 )" office:value-type="float" office:value="84" calcext:value-type="float">
            <text:p>84</text:p>
          </table:table-cell>
          <table:table-cell table:formula="of:=IF([.D13:.D121]+2 &lt; 0;0;[.D13:.D121]+2 )" office:value-type="float" office:value="116" calcext:value-type="float">
            <text:p>116</text:p>
          </table:table-cell>
          <table:table-cell table:formula="of:=IF([.E13:.E121]-2 &gt; 640;640;[.E13:.E121]-2 )" office:value-type="float" office:value="572" calcext:value-type="float">
            <text:p>572</text:p>
          </table:table-cell>
          <table:table-cell table:formula="of:=IF([.F13:.F121]+2 &gt; 640;640;[.F13:.F121]+2 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0" calcext:value-type="float">
            <text:p>390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567" calcext:value-type="float">
            <text:p>567</text:p>
          </table:table-cell>
          <table:table-cell office:value-type="float" office:value="593" calcext:value-type="float">
            <text:p>593</text:p>
          </table:table-cell>
          <table:table-cell table:formula="of:=IF([.C14:.C122]-2 &lt; 0;0;[.C14:.C122]-2 )" office:value-type="float" office:value="80" calcext:value-type="float">
            <text:p>80</text:p>
          </table:table-cell>
          <table:table-cell table:formula="of:=IF([.D14:.D122]+2 &lt; 0;0;[.D14:.D122]+2 )" office:value-type="float" office:value="113" calcext:value-type="float">
            <text:p>113</text:p>
          </table:table-cell>
          <table:table-cell table:formula="of:=IF([.E14:.E122]-2 &gt; 640;640;[.E14:.E122]-2 )" office:value-type="float" office:value="565" calcext:value-type="float">
            <text:p>565</text:p>
          </table:table-cell>
          <table:table-cell table:formula="of:=IF([.F14:.F122]+2 &gt; 640;640;[.F14:.F122]+2 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0" calcext:value-type="float">
            <text:p>420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555" calcext:value-type="float">
            <text:p>555</text:p>
          </table:table-cell>
          <table:table-cell office:value-type="float" office:value="581" calcext:value-type="float">
            <text:p>581</text:p>
          </table:table-cell>
          <table:table-cell table:formula="of:=IF([.C15:.C123]-2 &lt; 0;0;[.C15:.C123]-2 )" office:value-type="float" office:value="76" calcext:value-type="float">
            <text:p>76</text:p>
          </table:table-cell>
          <table:table-cell table:formula="of:=IF([.D15:.D123]+2 &lt; 0;0;[.D15:.D123]+2 )" office:value-type="float" office:value="107" calcext:value-type="float">
            <text:p>107</text:p>
          </table:table-cell>
          <table:table-cell table:formula="of:=IF([.E15:.E123]-2 &gt; 640;640;[.E15:.E123]-2 )" office:value-type="float" office:value="553" calcext:value-type="float">
            <text:p>553</text:p>
          </table:table-cell>
          <table:table-cell table:formula="of:=IF([.F15:.F123]+2 &gt; 640;640;[.F15:.F123]+2 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543" calcext:value-type="float">
            <text:p>543</text:p>
          </table:table-cell>
          <table:table-cell office:value-type="float" office:value="569" calcext:value-type="float">
            <text:p>569</text:p>
          </table:table-cell>
          <table:table-cell table:formula="of:=IF([.C16:.C124]-2 &lt; 0;0;[.C16:.C124]-2 )" office:value-type="float" office:value="61" calcext:value-type="float">
            <text:p>61</text:p>
          </table:table-cell>
          <table:table-cell table:formula="of:=IF([.D16:.D124]+2 &lt; 0;0;[.D16:.D124]+2 )" office:value-type="float" office:value="91" calcext:value-type="float">
            <text:p>91</text:p>
          </table:table-cell>
          <table:table-cell table:formula="of:=IF([.E16:.E124]-2 &gt; 640;640;[.E16:.E124]-2 )" office:value-type="float" office:value="541" calcext:value-type="float">
            <text:p>541</text:p>
          </table:table-cell>
          <table:table-cell table:formula="of:=IF([.F16:.F124]+2 &gt; 640;640;[.F16:.F124]+2 )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533" calcext:value-type="float">
            <text:p>533</text:p>
          </table:table-cell>
          <table:table-cell office:value-type="float" office:value="558" calcext:value-type="float">
            <text:p>558</text:p>
          </table:table-cell>
          <table:table-cell table:formula="of:=IF([.C17:.C125]-2 &lt; 0;0;[.C17:.C125]-2 )" office:value-type="float" office:value="42" calcext:value-type="float">
            <text:p>42</text:p>
          </table:table-cell>
          <table:table-cell table:formula="of:=IF([.D17:.D125]+2 &lt; 0;0;[.D17:.D125]+2 )" office:value-type="float" office:value="74" calcext:value-type="float">
            <text:p>74</text:p>
          </table:table-cell>
          <table:table-cell table:formula="of:=IF([.E17:.E125]-2 &gt; 640;640;[.E17:.E125]-2 )" office:value-type="float" office:value="531" calcext:value-type="float">
            <text:p>531</text:p>
          </table:table-cell>
          <table:table-cell table:formula="of:=IF([.F17:.F125]+2 &gt; 640;640;[.F17:.F125]+2 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0" calcext:value-type="float">
            <text:p>510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530" calcext:value-type="float">
            <text:p>530</text:p>
          </table:table-cell>
          <table:table-cell office:value-type="float" office:value="556" calcext:value-type="float">
            <text:p>556</text:p>
          </table:table-cell>
          <table:table-cell table:formula="of:=IF([.C18:.C126]-2 &lt; 0;0;[.C18:.C126]-2 )" office:value-type="float" office:value="44" calcext:value-type="float">
            <text:p>44</text:p>
          </table:table-cell>
          <table:table-cell table:formula="of:=IF([.D18:.D126]+2 &lt; 0;0;[.D18:.D126]+2 )" office:value-type="float" office:value="76" calcext:value-type="float">
            <text:p>76</text:p>
          </table:table-cell>
          <table:table-cell table:formula="of:=IF([.E18:.E126]-2 &gt; 640;640;[.E18:.E126]-2 )" office:value-type="float" office:value="528" calcext:value-type="float">
            <text:p>528</text:p>
          </table:table-cell>
          <table:table-cell table:formula="of:=IF([.F18:.F126]+2 &gt; 640;640;[.F18:.F126]+2 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0" calcext:value-type="float">
            <text:p>540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553" calcext:value-type="float">
            <text:p>553</text:p>
          </table:table-cell>
          <table:table-cell office:value-type="float" office:value="580" calcext:value-type="float">
            <text:p>580</text:p>
          </table:table-cell>
          <table:table-cell table:formula="of:=IF([.C19:.C127]-2 &lt; 0;0;[.C19:.C127]-2 )" office:value-type="float" office:value="59" calcext:value-type="float">
            <text:p>59</text:p>
          </table:table-cell>
          <table:table-cell table:formula="of:=IF([.D19:.D127]+2 &lt; 0;0;[.D19:.D127]+2 )" office:value-type="float" office:value="90" calcext:value-type="float">
            <text:p>90</text:p>
          </table:table-cell>
          <table:table-cell table:formula="of:=IF([.E19:.E127]-2 &gt; 640;640;[.E19:.E127]-2 )" office:value-type="float" office:value="551" calcext:value-type="float">
            <text:p>551</text:p>
          </table:table-cell>
          <table:table-cell table:formula="of:=IF([.F19:.F127]+2 &gt; 640;640;[.F19:.F127]+2 )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0" calcext:value-type="float">
            <text:p>57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office:value-type="float" office:value="581" calcext:value-type="float">
            <text:p>581</text:p>
          </table:table-cell>
          <table:table-cell table:formula="of:=IF([.C20:.C128]-2 &lt; 0;0;[.C20:.C128]-2 )" office:value-type="float" office:value="58" calcext:value-type="float">
            <text:p>58</text:p>
          </table:table-cell>
          <table:table-cell table:formula="of:=IF([.D20:.D128]+2 &lt; 0;0;[.D20:.D128]+2 )" office:value-type="float" office:value="90" calcext:value-type="float">
            <text:p>90</text:p>
          </table:table-cell>
          <table:table-cell table:formula="of:=IF([.E20:.E128]-2 &gt; 640;640;[.E20:.E128]-2 )" office:value-type="float" office:value="553" calcext:value-type="float">
            <text:p>553</text:p>
          </table:table-cell>
          <table:table-cell table:formula="of:=IF([.F20:.F128]+2 &gt; 640;640;[.F20:.F128]+2 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549" calcext:value-type="float">
            <text:p>549</text:p>
          </table:table-cell>
          <table:table-cell office:value-type="float" office:value="575" calcext:value-type="float">
            <text:p>575</text:p>
          </table:table-cell>
          <table:table-cell table:formula="of:=IF([.C21:.C129]-2 &lt; 0;0;[.C21:.C129]-2 )" office:value-type="float" office:value="60" calcext:value-type="float">
            <text:p>60</text:p>
          </table:table-cell>
          <table:table-cell table:formula="of:=IF([.D21:.D129]+2 &lt; 0;0;[.D21:.D129]+2 )" office:value-type="float" office:value="91" calcext:value-type="float">
            <text:p>91</text:p>
          </table:table-cell>
          <table:table-cell table:formula="of:=IF([.E21:.E129]-2 &gt; 640;640;[.E21:.E129]-2 )" office:value-type="float" office:value="547" calcext:value-type="float">
            <text:p>547</text:p>
          </table:table-cell>
          <table:table-cell table:formula="of:=IF([.F21:.F129]+2 &gt; 640;640;[.F21:.F129]+2 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0" calcext:value-type="float">
            <text:p>630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549" calcext:value-type="float">
            <text:p>549</text:p>
          </table:table-cell>
          <table:table-cell office:value-type="float" office:value="575" calcext:value-type="float">
            <text:p>575</text:p>
          </table:table-cell>
          <table:table-cell table:formula="of:=IF([.C22:.C130]-2 &lt; 0;0;[.C22:.C130]-2 )" office:value-type="float" office:value="61" calcext:value-type="float">
            <text:p>61</text:p>
          </table:table-cell>
          <table:table-cell table:formula="of:=IF([.D22:.D130]+2 &lt; 0;0;[.D22:.D130]+2 )" office:value-type="float" office:value="92" calcext:value-type="float">
            <text:p>92</text:p>
          </table:table-cell>
          <table:table-cell table:formula="of:=IF([.E22:.E130]-2 &gt; 640;640;[.E22:.E130]-2 )" office:value-type="float" office:value="547" calcext:value-type="float">
            <text:p>547</text:p>
          </table:table-cell>
          <table:table-cell table:formula="of:=IF([.F22:.F130]+2 &gt; 640;640;[.F22:.F130]+2 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19" calcext:value-type="float">
            <text:p>519</text:p>
          </table:table-cell>
          <table:table-cell office:value-type="float" office:value="549" calcext:value-type="float">
            <text:p>549</text:p>
          </table:table-cell>
          <table:table-cell table:formula="of:=IF([.C23:.C131]-2 &lt; 0;0;[.C23:.C131]-2 )" office:value-type="float" office:value="38" calcext:value-type="float">
            <text:p>38</text:p>
          </table:table-cell>
          <table:table-cell table:formula="of:=IF([.D23:.D131]+2 &lt; 0;0;[.D23:.D131]+2 )" office:value-type="float" office:value="64" calcext:value-type="float">
            <text:p>64</text:p>
          </table:table-cell>
          <table:table-cell table:formula="of:=IF([.E23:.E131]-2 &gt; 640;640;[.E23:.E131]-2 )" office:value-type="float" office:value="517" calcext:value-type="float">
            <text:p>517</text:p>
          </table:table-cell>
          <table:table-cell table:formula="of:=IF([.F23:.F131]+2 &gt; 640;640;[.F23:.F131]+2 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table:formula="of:=IF([.C24:.C132]-2 &lt; 0;0;[.C24:.C132]-2 )" office:value-type="float" office:value="13" calcext:value-type="float">
            <text:p>13</text:p>
          </table:table-cell>
          <table:table-cell table:formula="of:=IF([.D24:.D132]+2 &lt; 0;0;[.D24:.D132]+2 )" office:value-type="float" office:value="37" calcext:value-type="float">
            <text:p>37</text:p>
          </table:table-cell>
          <table:table-cell table:formula="of:=IF([.E24:.E132]-2 &gt; 640;640;[.E24:.E132]-2 )" office:value-type="float" office:value="494" calcext:value-type="float">
            <text:p>494</text:p>
          </table:table-cell>
          <table:table-cell table:formula="of:=IF([.F24:.F132]+2 &gt; 640;640;[.F24:.F132]+2 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482" calcext:value-type="float">
            <text:p>482</text:p>
          </table:table-cell>
          <table:table-cell table:formula="of:=IF([.C25:.C133]-2 &lt; 0;0;[.C25:.C133]-2 )" office:value-type="float" office:value="0" calcext:value-type="float">
            <text:p>0</text:p>
          </table:table-cell>
          <table:table-cell table:formula="of:=IF([.D25:.D133]+2 &lt; 0;0;[.D25:.D133]+2 )" office:value-type="float" office:value="2" calcext:value-type="float">
            <text:p>2</text:p>
          </table:table-cell>
          <table:table-cell table:formula="of:=IF([.E25:.E133]-2 &gt; 640;640;[.E25:.E133]-2 )" office:value-type="float" office:value="444" calcext:value-type="float">
            <text:p>444</text:p>
          </table:table-cell>
          <table:table-cell table:formula="of:=IF([.F25:.F133]+2 &gt; 640;640;[.F25:.F133]+2 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float" office:value="517" calcext:value-type="float">
            <text:p>517</text:p>
          </table:table-cell>
          <table:table-cell table:formula="of:=IF([.C26:.C134]-2 &lt; 0;0;[.C26:.C134]-2 )" office:value-type="float" office:value="0" calcext:value-type="float">
            <text:p>0</text:p>
          </table:table-cell>
          <table:table-cell table:formula="of:=IF([.D26:.D134]+2 &lt; 0;0;[.D26:.D134]+2 )" office:value-type="float" office:value="16" calcext:value-type="float">
            <text:p>16</text:p>
          </table:table-cell>
          <table:table-cell table:formula="of:=IF([.E26:.E134]-2 &gt; 640;640;[.E26:.E134]-2 )" office:value-type="float" office:value="478" calcext:value-type="float">
            <text:p>478</text:p>
          </table:table-cell>
          <table:table-cell table:formula="of:=IF([.F26:.F134]+2 &gt; 640;640;[.F26:.F134]+2 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26" calcext:value-type="float">
            <text:p>526</text:p>
          </table:table-cell>
          <table:table-cell office:value-type="float" office:value="557" calcext:value-type="float">
            <text:p>557</text:p>
          </table:table-cell>
          <table:table-cell table:formula="of:=IF([.C27:.C135]-2 &lt; 0;0;[.C27:.C135]-2 )" office:value-type="float" office:value="14" calcext:value-type="float">
            <text:p>14</text:p>
          </table:table-cell>
          <table:table-cell table:formula="of:=IF([.D27:.D135]+2 &lt; 0;0;[.D27:.D135]+2 )" office:value-type="float" office:value="39" calcext:value-type="float">
            <text:p>39</text:p>
          </table:table-cell>
          <table:table-cell table:formula="of:=IF([.E27:.E135]-2 &gt; 640;640;[.E27:.E135]-2 )" office:value-type="float" office:value="524" calcext:value-type="float">
            <text:p>524</text:p>
          </table:table-cell>
          <table:table-cell table:formula="of:=IF([.F27:.F135]+2 &gt; 640;640;[.F27:.F135]+2 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0" calcext:value-type="float">
            <text:p>81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587" calcext:value-type="float">
            <text:p>587</text:p>
          </table:table-cell>
          <table:table-cell table:formula="of:=IF([.C28:.C136]-2 &lt; 0;0;[.C28:.C136]-2 )" office:value-type="float" office:value="55" calcext:value-type="float">
            <text:p>55</text:p>
          </table:table-cell>
          <table:table-cell table:formula="of:=IF([.D28:.D136]+2 &lt; 0;0;[.D28:.D136]+2 )" office:value-type="float" office:value="83" calcext:value-type="float">
            <text:p>83</text:p>
          </table:table-cell>
          <table:table-cell table:formula="of:=IF([.E28:.E136]-2 &gt; 640;640;[.E28:.E136]-2 )" office:value-type="float" office:value="554" calcext:value-type="float">
            <text:p>554</text:p>
          </table:table-cell>
          <table:table-cell table:formula="of:=IF([.F28:.F136]+2 &gt; 640;640;[.F28:.F136]+2 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0" calcext:value-type="float">
            <text:p>840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567" calcext:value-type="float">
            <text:p>567</text:p>
          </table:table-cell>
          <table:table-cell office:value-type="float" office:value="596" calcext:value-type="float">
            <text:p>596</text:p>
          </table:table-cell>
          <table:table-cell table:formula="of:=IF([.C29:.C137]-2 &lt; 0;0;[.C29:.C137]-2 )" office:value-type="float" office:value="74" calcext:value-type="float">
            <text:p>74</text:p>
          </table:table-cell>
          <table:table-cell table:formula="of:=IF([.D29:.D137]+2 &lt; 0;0;[.D29:.D137]+2 )" office:value-type="float" office:value="104" calcext:value-type="float">
            <text:p>104</text:p>
          </table:table-cell>
          <table:table-cell table:formula="of:=IF([.E29:.E137]-2 &gt; 640;640;[.E29:.E137]-2 )" office:value-type="float" office:value="565" calcext:value-type="float">
            <text:p>565</text:p>
          </table:table-cell>
          <table:table-cell table:formula="of:=IF([.F29:.F137]+2 &gt; 640;640;[.F29:.F137]+2 )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0" calcext:value-type="float">
            <text:p>870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577" calcext:value-type="float">
            <text:p>577</text:p>
          </table:table-cell>
          <table:table-cell office:value-type="float" office:value="604" calcext:value-type="float">
            <text:p>604</text:p>
          </table:table-cell>
          <table:table-cell table:formula="of:=IF([.C30:.C138]-2 &lt; 0;0;[.C30:.C138]-2 )" office:value-type="float" office:value="85" calcext:value-type="float">
            <text:p>85</text:p>
          </table:table-cell>
          <table:table-cell table:formula="of:=IF([.D30:.D138]+2 &lt; 0;0;[.D30:.D138]+2 )" office:value-type="float" office:value="117" calcext:value-type="float">
            <text:p>117</text:p>
          </table:table-cell>
          <table:table-cell table:formula="of:=IF([.E30:.E138]-2 &gt; 640;640;[.E30:.E138]-2 )" office:value-type="float" office:value="575" calcext:value-type="float">
            <text:p>575</text:p>
          </table:table-cell>
          <table:table-cell table:formula="of:=IF([.F30:.F138]+2 &gt; 640;640;[.F30:.F138]+2 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31:.C139]-2 &lt; 0;0;[.C31:.C139]-2 )" office:value-type="float" office:value="151" calcext:value-type="float">
            <text:p>151</text:p>
          </table:table-cell>
          <table:table-cell table:formula="of:=IF([.D31:.D139]+2 &lt; 0;0;[.D31:.D139]+2 )" office:value-type="float" office:value="189" calcext:value-type="float">
            <text:p>189</text:p>
          </table:table-cell>
          <table:table-cell table:formula="of:=IF([.E31:.E139]-2 &gt; 640;640;[.E31:.E139]-2 )" office:value-type="float" office:value="638" calcext:value-type="float">
            <text:p>638</text:p>
          </table:table-cell>
          <table:table-cell table:formula="of:=IF([.F31:.F139]+2 &gt; 640;640;[.F31:.F139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0" calcext:value-type="float">
            <text:p>930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32:.C140]-2 &lt; 0;0;[.C32:.C140]-2 )" office:value-type="float" office:value="105" calcext:value-type="float">
            <text:p>105</text:p>
          </table:table-cell>
          <table:table-cell table:formula="of:=IF([.D32:.D140]+2 &lt; 0;0;[.D32:.D140]+2 )" office:value-type="float" office:value="152" calcext:value-type="float">
            <text:p>152</text:p>
          </table:table-cell>
          <table:table-cell table:formula="of:=IF([.E32:.E140]-2 &gt; 640;640;[.E32:.E140]-2 )" office:value-type="float" office:value="638" calcext:value-type="float">
            <text:p>638</text:p>
          </table:table-cell>
          <table:table-cell table:formula="of:=IF([.F32:.F140]+2 &gt; 640;640;[.F32:.F140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0" calcext:value-type="float">
            <text:p>960</text:p>
          </table:table-cell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33:.C141]-2 &lt; 0;0;[.C33:.C141]-2 )" office:value-type="float" office:value="89" calcext:value-type="float">
            <text:p>89</text:p>
          </table:table-cell>
          <table:table-cell table:formula="of:=IF([.D33:.D141]+2 &lt; 0;0;[.D33:.D141]+2 )" office:value-type="float" office:value="138" calcext:value-type="float">
            <text:p>138</text:p>
          </table:table-cell>
          <table:table-cell table:formula="of:=IF([.E33:.E141]-2 &gt; 640;640;[.E33:.E141]-2 )" office:value-type="float" office:value="638" calcext:value-type="float">
            <text:p>638</text:p>
          </table:table-cell>
          <table:table-cell table:formula="of:=IF([.F33:.F141]+2 &gt; 640;640;[.F33:.F141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0" calcext:value-type="float">
            <text:p>990</text:p>
          </table:table-cell>
          <table:table-cell office:value-type="float" office:value="233" calcext:value-type="float">
            <text:p>23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34:.C142]-2 &lt; 0;0;[.C34:.C142]-2 )" office:value-type="float" office:value="231" calcext:value-type="float">
            <text:p>231</text:p>
          </table:table-cell>
          <table:table-cell table:formula="of:=IF([.D34:.D142]+2 &lt; 0;0;[.D34:.D142]+2 )" office:value-type="float" office:value="272" calcext:value-type="float">
            <text:p>272</text:p>
          </table:table-cell>
          <table:table-cell table:formula="of:=IF([.E34:.E142]-2 &gt; 640;640;[.E34:.E142]-2 )" office:value-type="float" office:value="638" calcext:value-type="float">
            <text:p>638</text:p>
          </table:table-cell>
          <table:table-cell table:formula="of:=IF([.F34:.F142]+2 &gt; 640;640;[.F34:.F142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0" calcext:value-type="float">
            <text:p>1020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577" calcext:value-type="float">
            <text:p>577</text:p>
          </table:table-cell>
          <table:table-cell office:value-type="float" office:value="599" calcext:value-type="float">
            <text:p>599</text:p>
          </table:table-cell>
          <table:table-cell table:formula="of:=IF([.C35:.C143]-2 &lt; 0;0;[.C35:.C143]-2 )" office:value-type="float" office:value="89" calcext:value-type="float">
            <text:p>89</text:p>
          </table:table-cell>
          <table:table-cell table:formula="of:=IF([.D35:.D143]+2 &lt; 0;0;[.D35:.D143]+2 )" office:value-type="float" office:value="127" calcext:value-type="float">
            <text:p>127</text:p>
          </table:table-cell>
          <table:table-cell table:formula="of:=IF([.E35:.E143]-2 &gt; 640;640;[.E35:.E143]-2 )" office:value-type="float" office:value="575" calcext:value-type="float">
            <text:p>575</text:p>
          </table:table-cell>
          <table:table-cell table:formula="of:=IF([.F35:.F143]+2 &gt; 640;640;[.F35:.F143]+2 )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0" calcext:value-type="float">
            <text:p>1050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526" calcext:value-type="float">
            <text:p>526</text:p>
          </table:table-cell>
          <table:table-cell office:value-type="float" office:value="552" calcext:value-type="float">
            <text:p>552</text:p>
          </table:table-cell>
          <table:table-cell table:formula="of:=IF([.C36:.C144]-2 &lt; 0;0;[.C36:.C144]-2 )" office:value-type="float" office:value="39" calcext:value-type="float">
            <text:p>39</text:p>
          </table:table-cell>
          <table:table-cell table:formula="of:=IF([.D36:.D144]+2 &lt; 0;0;[.D36:.D144]+2 )" office:value-type="float" office:value="67" calcext:value-type="float">
            <text:p>67</text:p>
          </table:table-cell>
          <table:table-cell table:formula="of:=IF([.E36:.E144]-2 &gt; 640;640;[.E36:.E144]-2 )" office:value-type="float" office:value="524" calcext:value-type="float">
            <text:p>524</text:p>
          </table:table-cell>
          <table:table-cell table:formula="of:=IF([.F36:.F144]+2 &gt; 640;640;[.F36:.F144]+2 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0" calcext:value-type="float">
            <text:p>108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92" calcext:value-type="float">
            <text:p>492</text:p>
          </table:table-cell>
          <table:table-cell office:value-type="float" office:value="519" calcext:value-type="float">
            <text:p>519</text:p>
          </table:table-cell>
          <table:table-cell table:formula="of:=IF([.C37:.C145]-2 &lt; 0;0;[.C37:.C145]-2 )" office:value-type="float" office:value="9" calcext:value-type="float">
            <text:p>9</text:p>
          </table:table-cell>
          <table:table-cell table:formula="of:=IF([.D37:.D145]+2 &lt; 0;0;[.D37:.D145]+2 )" office:value-type="float" office:value="40" calcext:value-type="float">
            <text:p>40</text:p>
          </table:table-cell>
          <table:table-cell table:formula="of:=IF([.E37:.E145]-2 &gt; 640;640;[.E37:.E145]-2 )" office:value-type="float" office:value="490" calcext:value-type="float">
            <text:p>490</text:p>
          </table:table-cell>
          <table:table-cell table:formula="of:=IF([.F37:.F145]+2 &gt; 640;640;[.F37:.F145]+2 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" calcext:value-type="float">
            <text:p>481</text:p>
          </table:table-cell>
          <table:table-cell office:value-type="float" office:value="508" calcext:value-type="float">
            <text:p>508</text:p>
          </table:table-cell>
          <table:table-cell table:formula="of:=IF([.C38:.C146]-2 &lt; 0;0;[.C38:.C146]-2 )" office:value-type="float" office:value="0" calcext:value-type="float">
            <text:p>0</text:p>
          </table:table-cell>
          <table:table-cell table:formula="of:=IF([.D38:.D146]+2 &lt; 0;0;[.D38:.D146]+2 )" office:value-type="float" office:value="26" calcext:value-type="float">
            <text:p>26</text:p>
          </table:table-cell>
          <table:table-cell table:formula="of:=IF([.E38:.E146]-2 &gt; 640;640;[.E38:.E146]-2 )" office:value-type="float" office:value="479" calcext:value-type="float">
            <text:p>479</text:p>
          </table:table-cell>
          <table:table-cell table:formula="of:=IF([.F38:.F146]+2 &gt; 640;640;[.F38:.F146]+2 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1" calcext:value-type="float">
            <text:p>491</text:p>
          </table:table-cell>
          <table:table-cell office:value-type="float" office:value="513" calcext:value-type="float">
            <text:p>513</text:p>
          </table:table-cell>
          <table:table-cell table:formula="of:=IF([.C39:.C147]-2 &lt; 0;0;[.C39:.C147]-2 )" office:value-type="float" office:value="0" calcext:value-type="float">
            <text:p>0</text:p>
          </table:table-cell>
          <table:table-cell table:formula="of:=IF([.D39:.D147]+2 &lt; 0;0;[.D39:.D147]+2 )" office:value-type="float" office:value="10" calcext:value-type="float">
            <text:p>10</text:p>
          </table:table-cell>
          <table:table-cell table:formula="of:=IF([.E39:.E147]-2 &gt; 640;640;[.E39:.E147]-2 )" office:value-type="float" office:value="489" calcext:value-type="float">
            <text:p>489</text:p>
          </table:table-cell>
          <table:table-cell table:formula="of:=IF([.F39:.F147]+2 &gt; 640;640;[.F39:.F147]+2 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520" calcext:value-type="float">
            <text:p>520</text:p>
          </table:table-cell>
          <table:table-cell table:formula="of:=IF([.C40:.C148]-2 &lt; 0;0;[.C40:.C148]-2 )" office:value-type="float" office:value="0" calcext:value-type="float">
            <text:p>0</text:p>
          </table:table-cell>
          <table:table-cell table:formula="of:=IF([.D40:.D148]+2 &lt; 0;0;[.D40:.D148]+2 )" office:value-type="float" office:value="2" calcext:value-type="float">
            <text:p>2</text:p>
          </table:table-cell>
          <table:table-cell table:formula="of:=IF([.E40:.E148]-2 &gt; 640;640;[.E40:.E148]-2 )" office:value-type="float" office:value="485" calcext:value-type="float">
            <text:p>485</text:p>
          </table:table-cell>
          <table:table-cell table:formula="of:=IF([.F40:.F148]+2 &gt; 640;640;[.F40:.F148]+2 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99" calcext:value-type="float">
            <text:p>399</text:p>
          </table:table-cell>
          <table:table-cell table:formula="of:=IF([.C41:.C149]-2 &lt; 0;0;[.C41:.C149]-2 )" office:value-type="float" office:value="0" calcext:value-type="float">
            <text:p>0</text:p>
          </table:table-cell>
          <table:table-cell table:formula="of:=IF([.D41:.D149]+2 &lt; 0;0;[.D41:.D149]+2 )" office:value-type="float" office:value="2" calcext:value-type="float">
            <text:p>2</text:p>
          </table:table-cell>
          <table:table-cell table:formula="of:=IF([.E41:.E149]-2 &gt; 640;640;[.E41:.E149]-2 )" office:value-type="float" office:value="356" calcext:value-type="float">
            <text:p>356</text:p>
          </table:table-cell>
          <table:table-cell table:formula="of:=IF([.F41:.F149]+2 &gt; 640;640;[.F41:.F149]+2 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604" calcext:value-type="float">
            <text:p>604</text:p>
          </table:table-cell>
          <table:table-cell table:formula="of:=IF([.C42:.C150]-2 &lt; 0;0;[.C42:.C150]-2 )" office:value-type="float" office:value="0" calcext:value-type="float">
            <text:p>0</text:p>
          </table:table-cell>
          <table:table-cell table:formula="of:=IF([.D42:.D150]+2 &lt; 0;0;[.D42:.D150]+2 )" office:value-type="float" office:value="2" calcext:value-type="float">
            <text:p>2</text:p>
          </table:table-cell>
          <table:table-cell table:formula="of:=IF([.E42:.E150]-2 &gt; 640;640;[.E42:.E150]-2 )" office:value-type="float" office:value="556" calcext:value-type="float">
            <text:p>556</text:p>
          </table:table-cell>
          <table:table-cell table:formula="of:=IF([.F42:.F150]+2 &gt; 640;640;[.F42:.F150]+2 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606" calcext:value-type="float">
            <text:p>606</text:p>
          </table:table-cell>
          <table:table-cell office:value-type="float" office:value="630" calcext:value-type="float">
            <text:p>630</text:p>
          </table:table-cell>
          <table:table-cell table:formula="of:=IF([.C43:.C151]-2 &lt; 0;0;[.C43:.C151]-2 )" office:value-type="float" office:value="126" calcext:value-type="float">
            <text:p>126</text:p>
          </table:table-cell>
          <table:table-cell table:formula="of:=IF([.D43:.D151]+2 &lt; 0;0;[.D43:.D151]+2 )" office:value-type="float" office:value="157" calcext:value-type="float">
            <text:p>157</text:p>
          </table:table-cell>
          <table:table-cell table:formula="of:=IF([.E43:.E151]-2 &gt; 640;640;[.E43:.E151]-2 )" office:value-type="float" office:value="604" calcext:value-type="float">
            <text:p>604</text:p>
          </table:table-cell>
          <table:table-cell table:formula="of:=IF([.F43:.F151]+2 &gt; 640;640;[.F43:.F151]+2 )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90" calcext:value-type="float">
            <text:p>1290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597" calcext:value-type="float">
            <text:p>597</text:p>
          </table:table-cell>
          <table:table-cell office:value-type="float" office:value="618" calcext:value-type="float">
            <text:p>618</text:p>
          </table:table-cell>
          <table:table-cell table:formula="of:=IF([.C44:.C152]-2 &lt; 0;0;[.C44:.C152]-2 )" office:value-type="float" office:value="107" calcext:value-type="float">
            <text:p>107</text:p>
          </table:table-cell>
          <table:table-cell table:formula="of:=IF([.D44:.D152]+2 &lt; 0;0;[.D44:.D152]+2 )" office:value-type="float" office:value="138" calcext:value-type="float">
            <text:p>138</text:p>
          </table:table-cell>
          <table:table-cell table:formula="of:=IF([.E44:.E152]-2 &gt; 640;640;[.E44:.E152]-2 )" office:value-type="float" office:value="595" calcext:value-type="float">
            <text:p>595</text:p>
          </table:table-cell>
          <table:table-cell table:formula="of:=IF([.F44:.F152]+2 &gt; 640;640;[.F44:.F152]+2 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20" calcext:value-type="float">
            <text:p>1320</text:p>
          </table:table-cell>
          <table:table-cell office:value-type="float" office:value="209" calcext:value-type="float">
            <text:p>209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45:.C153]-2 &lt; 0;0;[.C45:.C153]-2 )" office:value-type="float" office:value="207" calcext:value-type="float">
            <text:p>207</text:p>
          </table:table-cell>
          <table:table-cell table:formula="of:=IF([.D45:.D153]+2 &lt; 0;0;[.D45:.D153]+2 )" office:value-type="float" office:value="249" calcext:value-type="float">
            <text:p>249</text:p>
          </table:table-cell>
          <table:table-cell table:formula="of:=IF([.E45:.E153]-2 &gt; 640;640;[.E45:.E153]-2 )" office:value-type="float" office:value="638" calcext:value-type="float">
            <text:p>638</text:p>
          </table:table-cell>
          <table:table-cell table:formula="of:=IF([.F45:.F153]+2 &gt; 640;640;[.F45:.F153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50" calcext:value-type="float">
            <text:p>1350</text:p>
          </table:table-cell>
          <table:table-cell office:value-type="float" office:value="216" calcext:value-type="float">
            <text:p>216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46:.C154]-2 &lt; 0;0;[.C46:.C154]-2 )" office:value-type="float" office:value="214" calcext:value-type="float">
            <text:p>214</text:p>
          </table:table-cell>
          <table:table-cell table:formula="of:=IF([.D46:.D154]+2 &lt; 0;0;[.D46:.D154]+2 )" office:value-type="float" office:value="261" calcext:value-type="float">
            <text:p>261</text:p>
          </table:table-cell>
          <table:table-cell table:formula="of:=IF([.E46:.E154]-2 &gt; 640;640;[.E46:.E154]-2 )" office:value-type="float" office:value="638" calcext:value-type="float">
            <text:p>638</text:p>
          </table:table-cell>
          <table:table-cell table:formula="of:=IF([.F46:.F154]+2 &gt; 640;640;[.F46:.F154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80" calcext:value-type="float">
            <text:p>1380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47:.C155]-2 &lt; 0;0;[.C47:.C155]-2 )" office:value-type="float" office:value="247" calcext:value-type="float">
            <text:p>247</text:p>
          </table:table-cell>
          <table:table-cell table:formula="of:=IF([.D47:.D155]+2 &lt; 0;0;[.D47:.D155]+2 )" office:value-type="float" office:value="284" calcext:value-type="float">
            <text:p>284</text:p>
          </table:table-cell>
          <table:table-cell table:formula="of:=IF([.E47:.E155]-2 &gt; 640;640;[.E47:.E155]-2 )" office:value-type="float" office:value="638" calcext:value-type="float">
            <text:p>638</text:p>
          </table:table-cell>
          <table:table-cell table:formula="of:=IF([.F47:.F155]+2 &gt; 640;640;[.F47:.F155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10" calcext:value-type="float">
            <text:p>14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office:value-type="float" office:value="565" calcext:value-type="float">
            <text:p>565</text:p>
          </table:table-cell>
          <table:table-cell table:formula="of:=IF([.C48:.C156]-2 &lt; 0;0;[.C48:.C156]-2 )" office:value-type="float" office:value="13" calcext:value-type="float">
            <text:p>13</text:p>
          </table:table-cell>
          <table:table-cell table:formula="of:=IF([.D48:.D156]+2 &lt; 0;0;[.D48:.D156]+2 )" office:value-type="float" office:value="39" calcext:value-type="float">
            <text:p>39</text:p>
          </table:table-cell>
          <table:table-cell table:formula="of:=IF([.E48:.E156]-2 &gt; 640;640;[.E48:.E156]-2 )" office:value-type="float" office:value="535" calcext:value-type="float">
            <text:p>535</text:p>
          </table:table-cell>
          <table:table-cell table:formula="of:=IF([.F48:.F156]+2 &gt; 640;640;[.F48:.F156]+2 )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485" calcext:value-type="float">
            <text:p>485</text:p>
          </table:table-cell>
          <table:table-cell table:formula="of:=IF([.C49:.C157]-2 &lt; 0;0;[.C49:.C157]-2 )" office:value-type="float" office:value="0" calcext:value-type="float">
            <text:p>0</text:p>
          </table:table-cell>
          <table:table-cell table:formula="of:=IF([.D49:.D157]+2 &lt; 0;0;[.D49:.D157]+2 )" office:value-type="float" office:value="2" calcext:value-type="float">
            <text:p>2</text:p>
          </table:table-cell>
          <table:table-cell table:formula="of:=IF([.E49:.E157]-2 &gt; 640;640;[.E49:.E157]-2 )" office:value-type="float" office:value="446" calcext:value-type="float">
            <text:p>446</text:p>
          </table:table-cell>
          <table:table-cell table:formula="of:=IF([.F49:.F157]+2 &gt; 640;640;[.F49:.F157]+2 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568" calcext:value-type="float">
            <text:p>568</text:p>
          </table:table-cell>
          <table:table-cell table:formula="of:=IF([.C50:.C158]-2 &lt; 0;0;[.C50:.C158]-2 )" office:value-type="float" office:value="0" calcext:value-type="float">
            <text:p>0</text:p>
          </table:table-cell>
          <table:table-cell table:formula="of:=IF([.D50:.D158]+2 &lt; 0;0;[.D50:.D158]+2 )" office:value-type="float" office:value="2" calcext:value-type="float">
            <text:p>2</text:p>
          </table:table-cell>
          <table:table-cell table:formula="of:=IF([.E50:.E158]-2 &gt; 640;640;[.E50:.E158]-2 )" office:value-type="float" office:value="516" calcext:value-type="float">
            <text:p>516</text:p>
          </table:table-cell>
          <table:table-cell table:formula="of:=IF([.F50:.F158]+2 &gt; 640;640;[.F50:.F158]+2 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63" calcext:value-type="float">
            <text:p>463</text:p>
          </table:table-cell>
          <table:table-cell table:formula="of:=IF([.C51:.C159]-2 &lt; 0;0;[.C51:.C159]-2 )" office:value-type="float" office:value="0" calcext:value-type="float">
            <text:p>0</text:p>
          </table:table-cell>
          <table:table-cell table:formula="of:=IF([.D51:.D159]+2 &lt; 0;0;[.D51:.D159]+2 )" office:value-type="float" office:value="2" calcext:value-type="float">
            <text:p>2</text:p>
          </table:table-cell>
          <table:table-cell table:formula="of:=IF([.E51:.E159]-2 &gt; 640;640;[.E51:.E159]-2 )" office:value-type="float" office:value="418" calcext:value-type="float">
            <text:p>418</text:p>
          </table:table-cell>
          <table:table-cell table:formula="of:=IF([.F51:.F159]+2 &gt; 640;640;[.F51:.F159]+2 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0" calcext:value-type="float">
            <text:p>1530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536" calcext:value-type="float">
            <text:p>536</text:p>
          </table:table-cell>
          <table:table-cell office:value-type="float" office:value="561" calcext:value-type="float">
            <text:p>561</text:p>
          </table:table-cell>
          <table:table-cell table:formula="of:=IF([.C52:.C160]-2 &lt; 0;0;[.C52:.C160]-2 )" office:value-type="float" office:value="44" calcext:value-type="float">
            <text:p>44</text:p>
          </table:table-cell>
          <table:table-cell table:formula="of:=IF([.D52:.D160]+2 &lt; 0;0;[.D52:.D160]+2 )" office:value-type="float" office:value="73" calcext:value-type="float">
            <text:p>73</text:p>
          </table:table-cell>
          <table:table-cell table:formula="of:=IF([.E52:.E160]-2 &gt; 640;640;[.E52:.E160]-2 )" office:value-type="float" office:value="534" calcext:value-type="float">
            <text:p>534</text:p>
          </table:table-cell>
          <table:table-cell table:formula="of:=IF([.F52:.F160]+2 &gt; 640;640;[.F52:.F160]+2 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60" calcext:value-type="float">
            <text:p>1560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53:.C161]-2 &lt; 0;0;[.C53:.C161]-2 )" office:value-type="float" office:value="157" calcext:value-type="float">
            <text:p>157</text:p>
          </table:table-cell>
          <table:table-cell table:formula="of:=IF([.D53:.D161]+2 &lt; 0;0;[.D53:.D161]+2 )" office:value-type="float" office:value="194" calcext:value-type="float">
            <text:p>194</text:p>
          </table:table-cell>
          <table:table-cell table:formula="of:=IF([.E53:.E161]-2 &gt; 640;640;[.E53:.E161]-2 )" office:value-type="float" office:value="638" calcext:value-type="float">
            <text:p>638</text:p>
          </table:table-cell>
          <table:table-cell table:formula="of:=IF([.F53:.F161]+2 &gt; 640;640;[.F53:.F161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0" calcext:value-type="float">
            <text:p>159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617" calcext:value-type="float">
            <text:p>617</text:p>
          </table:table-cell>
          <table:table-cell office:value-type="float" office:value="636" calcext:value-type="float">
            <text:p>636</text:p>
          </table:table-cell>
          <table:table-cell table:formula="of:=IF([.C54:.C162]-2 &lt; 0;0;[.C54:.C162]-2 )" office:value-type="float" office:value="76" calcext:value-type="float">
            <text:p>76</text:p>
          </table:table-cell>
          <table:table-cell table:formula="of:=IF([.D54:.D162]+2 &lt; 0;0;[.D54:.D162]+2 )" office:value-type="float" office:value="112" calcext:value-type="float">
            <text:p>112</text:p>
          </table:table-cell>
          <table:table-cell table:formula="of:=IF([.E54:.E162]-2 &gt; 640;640;[.E54:.E162]-2 )" office:value-type="float" office:value="615" calcext:value-type="float">
            <text:p>615</text:p>
          </table:table-cell>
          <table:table-cell table:formula="of:=IF([.F54:.F162]+2 &gt; 640;640;[.F54:.F162]+2 )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20" calcext:value-type="float">
            <text:p>1620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601" calcext:value-type="float">
            <text:p>601</text:p>
          </table:table-cell>
          <table:table-cell office:value-type="float" office:value="622" calcext:value-type="float">
            <text:p>622</text:p>
          </table:table-cell>
          <table:table-cell table:formula="of:=IF([.C55:.C163]-2 &lt; 0;0;[.C55:.C163]-2 )" office:value-type="float" office:value="26" calcext:value-type="float">
            <text:p>26</text:p>
          </table:table-cell>
          <table:table-cell table:formula="of:=IF([.D55:.D163]+2 &lt; 0;0;[.D55:.D163]+2 )" office:value-type="float" office:value="75" calcext:value-type="float">
            <text:p>75</text:p>
          </table:table-cell>
          <table:table-cell table:formula="of:=IF([.E55:.E163]-2 &gt; 640;640;[.E55:.E163]-2 )" office:value-type="float" office:value="599" calcext:value-type="float">
            <text:p>599</text:p>
          </table:table-cell>
          <table:table-cell table:formula="of:=IF([.F55:.F163]+2 &gt; 640;640;[.F55:.F163]+2 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50" calcext:value-type="float">
            <text:p>1650</text:p>
          </table:table-cell>
          <table:table-cell office:value-type="float" office:value="89" calcext:value-type="float">
            <text:p>89</text:p>
          </table:table-cell>
          <table:table-cell office:value-type="float" office:value="127" calcext:value-type="float">
            <text:p>127</text:p>
          </table:table-cell>
          <table:table-cell office:value-type="float" office:value="610" calcext:value-type="float">
            <text:p>610</text:p>
          </table:table-cell>
          <table:table-cell office:value-type="float" office:value="633" calcext:value-type="float">
            <text:p>633</text:p>
          </table:table-cell>
          <table:table-cell table:formula="of:=IF([.C56:.C164]-2 &lt; 0;0;[.C56:.C164]-2 )" office:value-type="float" office:value="87" calcext:value-type="float">
            <text:p>87</text:p>
          </table:table-cell>
          <table:table-cell table:formula="of:=IF([.D56:.D164]+2 &lt; 0;0;[.D56:.D164]+2 )" office:value-type="float" office:value="129" calcext:value-type="float">
            <text:p>129</text:p>
          </table:table-cell>
          <table:table-cell table:formula="of:=IF([.E56:.E164]-2 &gt; 640;640;[.E56:.E164]-2 )" office:value-type="float" office:value="608" calcext:value-type="float">
            <text:p>608</text:p>
          </table:table-cell>
          <table:table-cell table:formula="of:=IF([.F56:.F164]+2 &gt; 640;640;[.F56:.F164]+2 )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518" calcext:value-type="float">
            <text:p>518</text:p>
          </table:table-cell>
          <table:table-cell table:formula="of:=IF([.C57:.C165]-2 &lt; 0;0;[.C57:.C165]-2 )" office:value-type="float" office:value="0" calcext:value-type="float">
            <text:p>0</text:p>
          </table:table-cell>
          <table:table-cell table:formula="of:=IF([.D57:.D165]+2 &lt; 0;0;[.D57:.D165]+2 )" office:value-type="float" office:value="2" calcext:value-type="float">
            <text:p>2</text:p>
          </table:table-cell>
          <table:table-cell table:formula="of:=IF([.E57:.E165]-2 &gt; 640;640;[.E57:.E165]-2 )" office:value-type="float" office:value="483" calcext:value-type="float">
            <text:p>483</text:p>
          </table:table-cell>
          <table:table-cell table:formula="of:=IF([.F57:.F165]+2 &gt; 640;640;[.F57:.F165]+2 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512" calcext:value-type="float">
            <text:p>512</text:p>
          </table:table-cell>
          <table:table-cell table:formula="of:=IF([.C58:.C166]-2 &lt; 0;0;[.C58:.C166]-2 )" office:value-type="float" office:value="0" calcext:value-type="float">
            <text:p>0</text:p>
          </table:table-cell>
          <table:table-cell table:formula="of:=IF([.D58:.D166]+2 &lt; 0;0;[.D58:.D166]+2 )" office:value-type="float" office:value="2" calcext:value-type="float">
            <text:p>2</text:p>
          </table:table-cell>
          <table:table-cell table:formula="of:=IF([.E58:.E166]-2 &gt; 640;640;[.E58:.E166]-2 )" office:value-type="float" office:value="458" calcext:value-type="float">
            <text:p>458</text:p>
          </table:table-cell>
          <table:table-cell table:formula="of:=IF([.F58:.F166]+2 &gt; 640;640;[.F58:.F166]+2 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40" calcext:value-type="float">
            <text:p>1740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618" calcext:value-type="float">
            <text:p>618</text:p>
          </table:table-cell>
          <table:table-cell office:value-type="float" office:value="640" calcext:value-type="float">
            <text:p>640</text:p>
          </table:table-cell>
          <table:table-cell table:formula="of:=IF([.C59:.C167]-2 &lt; 0;0;[.C59:.C167]-2 )" office:value-type="float" office:value="100" calcext:value-type="float">
            <text:p>100</text:p>
          </table:table-cell>
          <table:table-cell table:formula="of:=IF([.D59:.D167]+2 &lt; 0;0;[.D59:.D167]+2 )" office:value-type="float" office:value="132" calcext:value-type="float">
            <text:p>132</text:p>
          </table:table-cell>
          <table:table-cell table:formula="of:=IF([.E59:.E167]-2 &gt; 640;640;[.E59:.E167]-2 )" office:value-type="float" office:value="616" calcext:value-type="float">
            <text:p>616</text:p>
          </table:table-cell>
          <table:table-cell table:formula="of:=IF([.F59:.F167]+2 &gt; 640;640;[.F59:.F167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70" calcext:value-type="float">
            <text:p>177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75" calcext:value-type="float">
            <text:p>575</text:p>
          </table:table-cell>
          <table:table-cell office:value-type="float" office:value="595" calcext:value-type="float">
            <text:p>595</text:p>
          </table:table-cell>
          <table:table-cell table:formula="of:=IF([.C60:.C168]-2 &lt; 0;0;[.C60:.C168]-2 )" office:value-type="float" office:value="21" calcext:value-type="float">
            <text:p>21</text:p>
          </table:table-cell>
          <table:table-cell table:formula="of:=IF([.D60:.D168]+2 &lt; 0;0;[.D60:.D168]+2 )" office:value-type="float" office:value="59" calcext:value-type="float">
            <text:p>59</text:p>
          </table:table-cell>
          <table:table-cell table:formula="of:=IF([.E60:.E168]-2 &gt; 640;640;[.E60:.E168]-2 )" office:value-type="float" office:value="573" calcext:value-type="float">
            <text:p>573</text:p>
          </table:table-cell>
          <table:table-cell table:formula="of:=IF([.F60:.F168]+2 &gt; 640;640;[.F60:.F168]+2 )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31" calcext:value-type="float">
            <text:p>631</text:p>
          </table:table-cell>
          <table:table-cell office:value-type="float" office:value="640" calcext:value-type="float">
            <text:p>640</text:p>
          </table:table-cell>
          <table:table-cell table:formula="of:=IF([.C61:.C169]-2 &lt; 0;0;[.C61:.C169]-2 )" office:value-type="float" office:value="0" calcext:value-type="float">
            <text:p>0</text:p>
          </table:table-cell>
          <table:table-cell table:formula="of:=IF([.D61:.D169]+2 &lt; 0;0;[.D61:.D169]+2 )" office:value-type="float" office:value="47" calcext:value-type="float">
            <text:p>47</text:p>
          </table:table-cell>
          <table:table-cell table:formula="of:=IF([.E61:.E169]-2 &gt; 640;640;[.E61:.E169]-2 )" office:value-type="float" office:value="629" calcext:value-type="float">
            <text:p>629</text:p>
          </table:table-cell>
          <table:table-cell table:formula="of:=IF([.F61:.F169]+2 &gt; 640;640;[.F61:.F169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0" calcext:value-type="float">
            <text:p>1830</text:p>
          </table:table-cell>
          <table:table-cell office:value-type="float" office:value="158" calcext:value-type="float">
            <text:p>158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62:.C170]-2 &lt; 0;0;[.C62:.C170]-2 )" office:value-type="float" office:value="156" calcext:value-type="float">
            <text:p>156</text:p>
          </table:table-cell>
          <table:table-cell table:formula="of:=IF([.D62:.D170]+2 &lt; 0;0;[.D62:.D170]+2 )" office:value-type="float" office:value="207" calcext:value-type="float">
            <text:p>207</text:p>
          </table:table-cell>
          <table:table-cell table:formula="of:=IF([.E62:.E170]-2 &gt; 640;640;[.E62:.E170]-2 )" office:value-type="float" office:value="638" calcext:value-type="float">
            <text:p>638</text:p>
          </table:table-cell>
          <table:table-cell table:formula="of:=IF([.F62:.F170]+2 &gt; 640;640;[.F62:.F170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0" calcext:value-type="float">
            <text:p>186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72" calcext:value-type="float">
            <text:p>572</text:p>
          </table:table-cell>
          <table:table-cell office:value-type="float" office:value="593" calcext:value-type="float">
            <text:p>593</text:p>
          </table:table-cell>
          <table:table-cell table:formula="of:=IF([.C63:.C171]-2 &lt; 0;0;[.C63:.C171]-2 )" office:value-type="float" office:value="31" calcext:value-type="float">
            <text:p>31</text:p>
          </table:table-cell>
          <table:table-cell table:formula="of:=IF([.D63:.D171]+2 &lt; 0;0;[.D63:.D171]+2 )" office:value-type="float" office:value="72" calcext:value-type="float">
            <text:p>72</text:p>
          </table:table-cell>
          <table:table-cell table:formula="of:=IF([.E63:.E171]-2 &gt; 640;640;[.E63:.E171]-2 )" office:value-type="float" office:value="570" calcext:value-type="float">
            <text:p>570</text:p>
          </table:table-cell>
          <table:table-cell table:formula="of:=IF([.F63:.F171]+2 &gt; 640;640;[.F63:.F171]+2 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90" calcext:value-type="float">
            <text:p>1890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64:.C172]-2 &lt; 0;0;[.C64:.C172]-2 )" office:value-type="float" office:value="54" calcext:value-type="float">
            <text:p>54</text:p>
          </table:table-cell>
          <table:table-cell table:formula="of:=IF([.D64:.D172]+2 &lt; 0;0;[.D64:.D172]+2 )" office:value-type="float" office:value="99" calcext:value-type="float">
            <text:p>99</text:p>
          </table:table-cell>
          <table:table-cell table:formula="of:=IF([.E64:.E172]-2 &gt; 640;640;[.E64:.E172]-2 )" office:value-type="float" office:value="638" calcext:value-type="float">
            <text:p>638</text:p>
          </table:table-cell>
          <table:table-cell table:formula="of:=IF([.F64:.F172]+2 &gt; 640;640;[.F64:.F172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20" calcext:value-type="float">
            <text:p>1920</text:p>
          </table:table-cell>
          <table:table-cell office:value-type="float" office:value="245" calcext:value-type="float">
            <text:p>245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65:.C173]-2 &lt; 0;0;[.C65:.C173]-2 )" office:value-type="float" office:value="243" calcext:value-type="float">
            <text:p>243</text:p>
          </table:table-cell>
          <table:table-cell table:formula="of:=IF([.D65:.D173]+2 &lt; 0;0;[.D65:.D173]+2 )" office:value-type="float" office:value="292" calcext:value-type="float">
            <text:p>292</text:p>
          </table:table-cell>
          <table:table-cell table:formula="of:=IF([.E65:.E173]-2 &gt; 640;640;[.E65:.E173]-2 )" office:value-type="float" office:value="638" calcext:value-type="float">
            <text:p>638</text:p>
          </table:table-cell>
          <table:table-cell table:formula="of:=IF([.F65:.F173]+2 &gt; 640;640;[.F65:.F173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0" calcext:value-type="float">
            <text:p>1950</text:p>
          </table:table-cell>
          <table:table-cell office:value-type="float" office:value="275" calcext:value-type="float">
            <text:p>27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640" calcext:value-type="float">
            <text:p>640</text:p>
          </table:table-cell>
          <table:table-cell table:formula="of:=IF([.C66:.C174]-2 &lt; 0;0;[.C66:.C174]-2 )" office:value-type="float" office:value="273" calcext:value-type="float">
            <text:p>273</text:p>
          </table:table-cell>
          <table:table-cell table:formula="of:=IF([.D66:.D174]+2 &lt; 0;0;[.D66:.D174]+2 )" office:value-type="float" office:value="306" calcext:value-type="float">
            <text:p>306</text:p>
          </table:table-cell>
          <table:table-cell table:formula="of:=IF([.E66:.E174]-2 &gt; 640;640;[.E66:.E174]-2 )" office:value-type="float" office:value="638" calcext:value-type="float">
            <text:p>638</text:p>
          </table:table-cell>
          <table:table-cell table:formula="of:=IF([.F66:.F174]+2 &gt; 640;640;[.F66:.F174]+2 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536" calcext:value-type="float">
            <text:p>536</text:p>
          </table:table-cell>
          <table:table-cell table:formula="of:=IF([.C67:.C175]-2 &lt; 0;0;[.C67:.C175]-2 )" office:value-type="float" office:value="0" calcext:value-type="float">
            <text:p>0</text:p>
          </table:table-cell>
          <table:table-cell table:formula="of:=IF([.D67:.D175]+2 &lt; 0;0;[.D67:.D175]+2 )" office:value-type="float" office:value="2" calcext:value-type="float">
            <text:p>2</text:p>
          </table:table-cell>
          <table:table-cell table:formula="of:=IF([.E67:.E175]-2 &gt; 640;640;[.E67:.E175]-2 )" office:value-type="float" office:value="491" calcext:value-type="float">
            <text:p>491</text:p>
          </table:table-cell>
          <table:table-cell table:formula="of:=IF([.F67:.F175]+2 &gt; 640;640;[.F67:.F175]+2 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555" calcext:value-type="float">
            <text:p>555</text:p>
          </table:table-cell>
          <table:table-cell office:value-type="float" office:value="605" calcext:value-type="float">
            <text:p>605</text:p>
          </table:table-cell>
          <table:table-cell table:formula="of:=IF([.C68:.C176]-2 &lt; 0;0;[.C68:.C176]-2 )" office:value-type="float" office:value="6" calcext:value-type="float">
            <text:p>6</text:p>
          </table:table-cell>
          <table:table-cell table:formula="of:=IF([.D68:.D176]+2 &lt; 0;0;[.D68:.D176]+2 )" office:value-type="float" office:value="29" calcext:value-type="float">
            <text:p>29</text:p>
          </table:table-cell>
          <table:table-cell table:formula="of:=IF([.E68:.E176]-2 &gt; 640;640;[.E68:.E176]-2 )" office:value-type="float" office:value="553" calcext:value-type="float">
            <text:p>553</text:p>
          </table:table-cell>
          <table:table-cell table:formula="of:=IF([.F68:.F176]+2 &gt; 640;640;[.F68:.F176]+2 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40" calcext:value-type="float">
            <text:p>2040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548" calcext:value-type="float">
            <text:p>548</text:p>
          </table:table-cell>
          <table:table-cell office:value-type="float" office:value="584" calcext:value-type="float">
            <text:p>584</text:p>
          </table:table-cell>
          <table:table-cell table:formula="of:=IF([.C69:.C177]-2 &lt; 0;0;[.C69:.C177]-2 )" office:value-type="float" office:value="52" calcext:value-type="float">
            <text:p>52</text:p>
          </table:table-cell>
          <table:table-cell table:formula="of:=IF([.D69:.D177]+2 &lt; 0;0;[.D69:.D177]+2 )" office:value-type="float" office:value="78" calcext:value-type="float">
            <text:p>78</text:p>
          </table:table-cell>
          <table:table-cell table:formula="of:=IF([.E69:.E177]-2 &gt; 640;640;[.E69:.E177]-2 )" office:value-type="float" office:value="546" calcext:value-type="float">
            <text:p>546</text:p>
          </table:table-cell>
          <table:table-cell table:formula="of:=IF([.F69:.F177]+2 &gt; 640;640;[.F69:.F177]+2 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70" calcext:value-type="float">
            <text:p>2070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571" calcext:value-type="float">
            <text:p>571</text:p>
          </table:table-cell>
          <table:table-cell office:value-type="float" office:value="598" calcext:value-type="float">
            <text:p>598</text:p>
          </table:table-cell>
          <table:table-cell table:formula="of:=IF([.C70:.C178]-2 &lt; 0;0;[.C70:.C178]-2 )" office:value-type="float" office:value="79" calcext:value-type="float">
            <text:p>79</text:p>
          </table:table-cell>
          <table:table-cell table:formula="of:=IF([.D70:.D178]+2 &lt; 0;0;[.D70:.D178]+2 )" office:value-type="float" office:value="108" calcext:value-type="float">
            <text:p>108</text:p>
          </table:table-cell>
          <table:table-cell table:formula="of:=IF([.E70:.E178]-2 &gt; 640;640;[.E70:.E178]-2 )" office:value-type="float" office:value="569" calcext:value-type="float">
            <text:p>569</text:p>
          </table:table-cell>
          <table:table-cell table:formula="of:=IF([.F70:.F178]+2 &gt; 640;640;[.F70:.F178]+2 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0" calcext:value-type="float">
            <text:p>210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558" calcext:value-type="float">
            <text:p>558</text:p>
          </table:table-cell>
          <table:table-cell office:value-type="float" office:value="585" calcext:value-type="float">
            <text:p>585</text:p>
          </table:table-cell>
          <table:table-cell table:formula="of:=IF([.C71:.C179]-2 &lt; 0;0;[.C71:.C179]-2 )" office:value-type="float" office:value="58" calcext:value-type="float">
            <text:p>58</text:p>
          </table:table-cell>
          <table:table-cell table:formula="of:=IF([.D71:.D179]+2 &lt; 0;0;[.D71:.D179]+2 )" office:value-type="float" office:value="90" calcext:value-type="float">
            <text:p>90</text:p>
          </table:table-cell>
          <table:table-cell table:formula="of:=IF([.E71:.E179]-2 &gt; 640;640;[.E71:.E179]-2 )" office:value-type="float" office:value="556" calcext:value-type="float">
            <text:p>556</text:p>
          </table:table-cell>
          <table:table-cell table:formula="of:=IF([.F71:.F179]+2 &gt; 640;640;[.F71:.F179]+2 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30" calcext:value-type="float">
            <text:p>2130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office:value-type="float" office:value="578" calcext:value-type="float">
            <text:p>578</text:p>
          </table:table-cell>
          <table:table-cell office:value-type="float" office:value="605" calcext:value-type="float">
            <text:p>605</text:p>
          </table:table-cell>
          <table:table-cell table:formula="of:=IF([.C72:.C180]-2 &lt; 0;0;[.C72:.C180]-2 )" office:value-type="float" office:value="86" calcext:value-type="float">
            <text:p>86</text:p>
          </table:table-cell>
          <table:table-cell table:formula="of:=IF([.D72:.D180]+2 &lt; 0;0;[.D72:.D180]+2 )" office:value-type="float" office:value="117" calcext:value-type="float">
            <text:p>117</text:p>
          </table:table-cell>
          <table:table-cell table:formula="of:=IF([.E72:.E180]-2 &gt; 640;640;[.E72:.E180]-2 )" office:value-type="float" office:value="576" calcext:value-type="float">
            <text:p>576</text:p>
          </table:table-cell>
          <table:table-cell table:formula="of:=IF([.F72:.F180]+2 &gt; 640;640;[.F72:.F180]+2 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60" calcext:value-type="float">
            <text:p>2160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582" calcext:value-type="float">
            <text:p>582</text:p>
          </table:table-cell>
          <table:table-cell office:value-type="float" office:value="608" calcext:value-type="float">
            <text:p>608</text:p>
          </table:table-cell>
          <table:table-cell table:formula="of:=IF([.C73:.C181]-2 &lt; 0;0;[.C73:.C181]-2 )" office:value-type="float" office:value="88" calcext:value-type="float">
            <text:p>88</text:p>
          </table:table-cell>
          <table:table-cell table:formula="of:=IF([.D73:.D181]+2 &lt; 0;0;[.D73:.D181]+2 )" office:value-type="float" office:value="119" calcext:value-type="float">
            <text:p>119</text:p>
          </table:table-cell>
          <table:table-cell table:formula="of:=IF([.E73:.E181]-2 &gt; 640;640;[.E73:.E181]-2 )" office:value-type="float" office:value="580" calcext:value-type="float">
            <text:p>580</text:p>
          </table:table-cell>
          <table:table-cell table:formula="of:=IF([.F73:.F181]+2 &gt; 640;640;[.F73:.F181]+2 )" office:value-type="float" office:value="610" calcext:value-type="float">
            <text:p>610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80" calcext:value-type="float">
            <text:p>580</text:p>
          </table:table-cell>
          <table:table-cell table:formula="of:=IF([.C74:.C182]-2 &lt; 0;0;[.C74:.C182]-2 )" office:value-type="float" office:value="0" calcext:value-type="float">
            <text:p>0</text:p>
          </table:table-cell>
          <table:table-cell table:formula="of:=IF([.D74:.D182]+2 &lt; 0;0;[.D74:.D182]+2 )" office:value-type="float" office:value="322" calcext:value-type="float">
            <text:p>322</text:p>
          </table:table-cell>
          <table:table-cell table:formula="of:=IF([.E74:.E182]-2 &gt; 640;640;[.E74:.E182]-2 )" office:value-type="float" office:value="551" calcext:value-type="float">
            <text:p>551</text:p>
          </table:table-cell>
          <table:table-cell table:formula="of:=IF([.F74:.F182]+2 &gt; 640;640;[.F74:.F182]+2 )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20" calcext:value-type="float">
            <text:p>222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35" calcext:value-type="float">
            <text:p>535</text:p>
          </table:table-cell>
          <table:table-cell office:value-type="float" office:value="561" calcext:value-type="float">
            <text:p>561</text:p>
          </table:table-cell>
          <table:table-cell table:formula="of:=IF([.C75:.C183]-2 &lt; 0;0;[.C75:.C183]-2 )" office:value-type="float" office:value="45" calcext:value-type="float">
            <text:p>45</text:p>
          </table:table-cell>
          <table:table-cell table:formula="of:=IF([.D75:.D183]+2 &lt; 0;0;[.D75:.D183]+2 )" office:value-type="float" office:value="72" calcext:value-type="float">
            <text:p>72</text:p>
          </table:table-cell>
          <table:table-cell table:formula="of:=IF([.E75:.E183]-2 &gt; 640;640;[.E75:.E183]-2 )" office:value-type="float" office:value="533" calcext:value-type="float">
            <text:p>533</text:p>
          </table:table-cell>
          <table:table-cell table:formula="of:=IF([.F75:.F183]+2 &gt; 640;640;[.F75:.F183]+2 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50" calcext:value-type="float">
            <text:p>225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522" calcext:value-type="float">
            <text:p>522</text:p>
          </table:table-cell>
          <table:table-cell office:value-type="float" office:value="547" calcext:value-type="float">
            <text:p>547</text:p>
          </table:table-cell>
          <table:table-cell table:formula="of:=IF([.C76:.C184]-2 &lt; 0;0;[.C76:.C184]-2 )" office:value-type="float" office:value="34" calcext:value-type="float">
            <text:p>34</text:p>
          </table:table-cell>
          <table:table-cell table:formula="of:=IF([.D76:.D184]+2 &lt; 0;0;[.D76:.D184]+2 )" office:value-type="float" office:value="69" calcext:value-type="float">
            <text:p>69</text:p>
          </table:table-cell>
          <table:table-cell table:formula="of:=IF([.E76:.E184]-2 &gt; 640;640;[.E76:.E184]-2 )" office:value-type="float" office:value="520" calcext:value-type="float">
            <text:p>520</text:p>
          </table:table-cell>
          <table:table-cell table:formula="of:=IF([.F76:.F184]+2 &gt; 640;640;[.F76:.F184]+2 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80" calcext:value-type="float">
            <text:p>2280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table:formula="of:=IF([.C77:.C185]-2 &lt; 0;0;[.C77:.C185]-2 )" office:value-type="float" office:value="61" calcext:value-type="float">
            <text:p>61</text:p>
          </table:table-cell>
          <table:table-cell table:formula="of:=IF([.D77:.D185]+2 &lt; 0;0;[.D77:.D185]+2 )" office:value-type="float" office:value="77" calcext:value-type="float">
            <text:p>77</text:p>
          </table:table-cell>
          <table:table-cell table:formula="of:=IF([.E77:.E185]-2 &gt; 640;640;[.E77:.E185]-2 )" office:value-type="float" office:value="541" calcext:value-type="float">
            <text:p>541</text:p>
          </table:table-cell>
          <table:table-cell table:formula="of:=IF([.F77:.F185]+2 &gt; 640;640;[.F77:.F185]+2 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10" calcext:value-type="float">
            <text:p>231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569" calcext:value-type="float">
            <text:p>569</text:p>
          </table:table-cell>
          <table:table-cell office:value-type="float" office:value="594" calcext:value-type="float">
            <text:p>594</text:p>
          </table:table-cell>
          <table:table-cell table:formula="of:=IF([.C78:.C186]-2 &lt; 0;0;[.C78:.C186]-2 )" office:value-type="float" office:value="80" calcext:value-type="float">
            <text:p>80</text:p>
          </table:table-cell>
          <table:table-cell table:formula="of:=IF([.D78:.D186]+2 &lt; 0;0;[.D78:.D186]+2 )" office:value-type="float" office:value="109" calcext:value-type="float">
            <text:p>109</text:p>
          </table:table-cell>
          <table:table-cell table:formula="of:=IF([.E78:.E186]-2 &gt; 640;640;[.E78:.E186]-2 )" office:value-type="float" office:value="567" calcext:value-type="float">
            <text:p>567</text:p>
          </table:table-cell>
          <table:table-cell table:formula="of:=IF([.F78:.F186]+2 &gt; 640;640;[.F78:.F186]+2 )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40" calcext:value-type="float">
            <text:p>234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597" calcext:value-type="float">
            <text:p>597</text:p>
          </table:table-cell>
          <table:table-cell office:value-type="float" office:value="624" calcext:value-type="float">
            <text:p>624</text:p>
          </table:table-cell>
          <table:table-cell table:formula="of:=IF([.C79:.C187]-2 &lt; 0;0;[.C79:.C187]-2 )" office:value-type="float" office:value="107" calcext:value-type="float">
            <text:p>107</text:p>
          </table:table-cell>
          <table:table-cell table:formula="of:=IF([.D79:.D187]+2 &lt; 0;0;[.D79:.D187]+2 )" office:value-type="float" office:value="140" calcext:value-type="float">
            <text:p>140</text:p>
          </table:table-cell>
          <table:table-cell table:formula="of:=IF([.E79:.E187]-2 &gt; 640;640;[.E79:.E187]-2 )" office:value-type="float" office:value="595" calcext:value-type="float">
            <text:p>595</text:p>
          </table:table-cell>
          <table:table-cell table:formula="of:=IF([.F79:.F187]+2 &gt; 640;640;[.F79:.F187]+2 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table:formula="of:=IF([.C80:.C188]-2 &lt; 0;0;[.C80:.C188]-2 )" office:value-type="float" office:value="80" calcext:value-type="float">
            <text:p>80</text:p>
          </table:table-cell>
          <table:table-cell table:formula="of:=IF([.D80:.D188]+2 &lt; 0;0;[.D80:.D188]+2 )" office:value-type="float" office:value="115" calcext:value-type="float">
            <text:p>115</text:p>
          </table:table-cell>
          <table:table-cell table:formula="of:=IF([.E80:.E188]-2 &gt; 640;640;[.E80:.E188]-2 )" office:value-type="float" office:value="578" calcext:value-type="float">
            <text:p>578</text:p>
          </table:table-cell>
          <table:table-cell table:formula="of:=IF([.F80:.F188]+2 &gt; 640;640;[.F80:.F188]+2 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600" calcext:value-type="float">
            <text:p>600</text:p>
          </table:table-cell>
          <table:table-cell office:value-type="float" office:value="622" calcext:value-type="float">
            <text:p>622</text:p>
          </table:table-cell>
          <table:table-cell table:formula="of:=IF([.C81:.C189]-2 &lt; 0;0;[.C81:.C189]-2 )" office:value-type="float" office:value="17" calcext:value-type="float">
            <text:p>17</text:p>
          </table:table-cell>
          <table:table-cell table:formula="of:=IF([.D81:.D189]+2 &lt; 0;0;[.D81:.D189]+2 )" office:value-type="float" office:value="53" calcext:value-type="float">
            <text:p>53</text:p>
          </table:table-cell>
          <table:table-cell table:formula="of:=IF([.E81:.E189]-2 &gt; 640;640;[.E81:.E189]-2 )" office:value-type="float" office:value="598" calcext:value-type="float">
            <text:p>598</text:p>
          </table:table-cell>
          <table:table-cell table:formula="of:=IF([.F81:.F189]+2 &gt; 640;640;[.F81:.F189]+2 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30" calcext:value-type="float">
            <text:p>243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07" calcext:value-type="float">
            <text:p>607</text:p>
          </table:table-cell>
          <table:table-cell office:value-type="float" office:value="628" calcext:value-type="float">
            <text:p>628</text:p>
          </table:table-cell>
          <table:table-cell table:formula="of:=IF([.C82:.C190]-2 &lt; 0;0;[.C82:.C190]-2 )" office:value-type="float" office:value="19" calcext:value-type="float">
            <text:p>19</text:p>
          </table:table-cell>
          <table:table-cell table:formula="of:=IF([.D82:.D190]+2 &lt; 0;0;[.D82:.D190]+2 )" office:value-type="float" office:value="52" calcext:value-type="float">
            <text:p>52</text:p>
          </table:table-cell>
          <table:table-cell table:formula="of:=IF([.E82:.E190]-2 &gt; 640;640;[.E82:.E190]-2 )" office:value-type="float" office:value="605" calcext:value-type="float">
            <text:p>605</text:p>
          </table:table-cell>
          <table:table-cell table:formula="of:=IF([.F82:.F190]+2 &gt; 640;640;[.F82:.F190]+2 )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60" calcext:value-type="float">
            <text:p>24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79" calcext:value-type="float">
            <text:p>579</text:p>
          </table:table-cell>
          <table:table-cell office:value-type="float" office:value="598" calcext:value-type="float">
            <text:p>598</text:p>
          </table:table-cell>
          <table:table-cell table:formula="of:=IF([.C83:.C191]-2 &lt; 0;0;[.C83:.C191]-2 )" office:value-type="float" office:value="0" calcext:value-type="float">
            <text:p>0</text:p>
          </table:table-cell>
          <table:table-cell table:formula="of:=IF([.D83:.D191]+2 &lt; 0;0;[.D83:.D191]+2 )" office:value-type="float" office:value="34" calcext:value-type="float">
            <text:p>34</text:p>
          </table:table-cell>
          <table:table-cell table:formula="of:=IF([.E83:.E191]-2 &gt; 640;640;[.E83:.E191]-2 )" office:value-type="float" office:value="577" calcext:value-type="float">
            <text:p>577</text:p>
          </table:table-cell>
          <table:table-cell table:formula="of:=IF([.F83:.F191]+2 &gt; 640;640;[.F83:.F191]+2 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table:formula="of:=IF([.C84:.C192]-2 &lt; 0;0;[.C84:.C192]-2 )" office:value-type="float" office:value="0" calcext:value-type="float">
            <text:p>0</text:p>
          </table:table-cell>
          <table:table-cell table:formula="of:=IF([.D84:.D192]+2 &lt; 0;0;[.D84:.D192]+2 )" office:value-type="float" office:value="29" calcext:value-type="float">
            <text:p>29</text:p>
          </table:table-cell>
          <table:table-cell table:formula="of:=IF([.E84:.E192]-2 &gt; 640;640;[.E84:.E192]-2 )" office:value-type="float" office:value="513" calcext:value-type="float">
            <text:p>513</text:p>
          </table:table-cell>
          <table:table-cell table:formula="of:=IF([.F84:.F192]+2 &gt; 640;640;[.F84:.F192]+2 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7" calcext:value-type="float">
            <text:p>497</text:p>
          </table:table-cell>
          <table:table-cell office:value-type="float" office:value="527" calcext:value-type="float">
            <text:p>527</text:p>
          </table:table-cell>
          <table:table-cell table:formula="of:=IF([.C85:.C193]-2 &lt; 0;0;[.C85:.C193]-2 )" office:value-type="float" office:value="0" calcext:value-type="float">
            <text:p>0</text:p>
          </table:table-cell>
          <table:table-cell table:formula="of:=IF([.D85:.D193]+2 &lt; 0;0;[.D85:.D193]+2 )" office:value-type="float" office:value="18" calcext:value-type="float">
            <text:p>18</text:p>
          </table:table-cell>
          <table:table-cell table:formula="of:=IF([.E85:.E193]-2 &gt; 640;640;[.E85:.E193]-2 )" office:value-type="float" office:value="495" calcext:value-type="float">
            <text:p>495</text:p>
          </table:table-cell>
          <table:table-cell table:formula="of:=IF([.F85:.F193]+2 &gt; 640;640;[.F85:.F193]+2 )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02" calcext:value-type="float">
            <text:p>502</text:p>
          </table:table-cell>
          <table:table-cell office:value-type="float" office:value="535" calcext:value-type="float">
            <text:p>535</text:p>
          </table:table-cell>
          <table:table-cell table:formula="of:=IF([.C86:.C194]-2 &lt; 0;0;[.C86:.C194]-2 )" office:value-type="float" office:value="0" calcext:value-type="float">
            <text:p>0</text:p>
          </table:table-cell>
          <table:table-cell table:formula="of:=IF([.D86:.D194]+2 &lt; 0;0;[.D86:.D194]+2 )" office:value-type="float" office:value="18" calcext:value-type="float">
            <text:p>18</text:p>
          </table:table-cell>
          <table:table-cell table:formula="of:=IF([.E86:.E194]-2 &gt; 640;640;[.E86:.E194]-2 )" office:value-type="float" office:value="500" calcext:value-type="float">
            <text:p>500</text:p>
          </table:table-cell>
          <table:table-cell table:formula="of:=IF([.F86:.F194]+2 &gt; 640;640;[.F86:.F194]+2 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80" calcext:value-type="float">
            <text:p>258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39" calcext:value-type="float">
            <text:p>539</text:p>
          </table:table-cell>
          <table:table-cell office:value-type="float" office:value="571" calcext:value-type="float">
            <text:p>571</text:p>
          </table:table-cell>
          <table:table-cell table:formula="of:=IF([.C87:.C195]-2 &lt; 0;0;[.C87:.C195]-2 )" office:value-type="float" office:value="14" calcext:value-type="float">
            <text:p>14</text:p>
          </table:table-cell>
          <table:table-cell table:formula="of:=IF([.D87:.D195]+2 &lt; 0;0;[.D87:.D195]+2 )" office:value-type="float" office:value="41" calcext:value-type="float">
            <text:p>41</text:p>
          </table:table-cell>
          <table:table-cell table:formula="of:=IF([.E87:.E195]-2 &gt; 640;640;[.E87:.E195]-2 )" office:value-type="float" office:value="537" calcext:value-type="float">
            <text:p>537</text:p>
          </table:table-cell>
          <table:table-cell table:formula="of:=IF([.F87:.F195]+2 &gt; 640;640;[.F87:.F195]+2 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10" calcext:value-type="float">
            <text:p>26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68" calcext:value-type="float">
            <text:p>568</text:p>
          </table:table-cell>
          <table:table-cell office:value-type="float" office:value="603" calcext:value-type="float">
            <text:p>603</text:p>
          </table:table-cell>
          <table:table-cell table:formula="of:=IF([.C88:.C196]-2 &lt; 0;0;[.C88:.C196]-2 )" office:value-type="float" office:value="21" calcext:value-type="float">
            <text:p>21</text:p>
          </table:table-cell>
          <table:table-cell table:formula="of:=IF([.D88:.D196]+2 &lt; 0;0;[.D88:.D196]+2 )" office:value-type="float" office:value="49" calcext:value-type="float">
            <text:p>49</text:p>
          </table:table-cell>
          <table:table-cell table:formula="of:=IF([.E88:.E196]-2 &gt; 640;640;[.E88:.E196]-2 )" office:value-type="float" office:value="566" calcext:value-type="float">
            <text:p>566</text:p>
          </table:table-cell>
          <table:table-cell table:formula="of:=IF([.F88:.F196]+2 &gt; 640;640;[.F88:.F196]+2 )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40" calcext:value-type="float">
            <text:p>264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80" calcext:value-type="float">
            <text:p>580</text:p>
          </table:table-cell>
          <table:table-cell office:value-type="float" office:value="616" calcext:value-type="float">
            <text:p>616</text:p>
          </table:table-cell>
          <table:table-cell table:formula="of:=IF([.C89:.C197]-2 &lt; 0;0;[.C89:.C197]-2 )" office:value-type="float" office:value="28" calcext:value-type="float">
            <text:p>28</text:p>
          </table:table-cell>
          <table:table-cell table:formula="of:=IF([.D89:.D197]+2 &lt; 0;0;[.D89:.D197]+2 )" office:value-type="float" office:value="53" calcext:value-type="float">
            <text:p>53</text:p>
          </table:table-cell>
          <table:table-cell table:formula="of:=IF([.E89:.E197]-2 &gt; 640;640;[.E89:.E197]-2 )" office:value-type="float" office:value="578" calcext:value-type="float">
            <text:p>578</text:p>
          </table:table-cell>
          <table:table-cell table:formula="of:=IF([.F89:.F197]+2 &gt; 640;640;[.F89:.F197]+2 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70" calcext:value-type="float">
            <text:p>267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87" calcext:value-type="float">
            <text:p>587</text:p>
          </table:table-cell>
          <table:table-cell office:value-type="float" office:value="614" calcext:value-type="float">
            <text:p>614</text:p>
          </table:table-cell>
          <table:table-cell table:formula="of:=IF([.C90:.C198]-2 &lt; 0;0;[.C90:.C198]-2 )" office:value-type="float" office:value="24" calcext:value-type="float">
            <text:p>24</text:p>
          </table:table-cell>
          <table:table-cell table:formula="of:=IF([.D90:.D198]+2 &lt; 0;0;[.D90:.D198]+2 )" office:value-type="float" office:value="48" calcext:value-type="float">
            <text:p>48</text:p>
          </table:table-cell>
          <table:table-cell table:formula="of:=IF([.E90:.E198]-2 &gt; 640;640;[.E90:.E198]-2 )" office:value-type="float" office:value="585" calcext:value-type="float">
            <text:p>585</text:p>
          </table:table-cell>
          <table:table-cell table:formula="of:=IF([.F90:.F198]+2 &gt; 640;640;[.F90:.F198]+2 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00" calcext:value-type="float">
            <text:p>270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84" calcext:value-type="float">
            <text:p>584</text:p>
          </table:table-cell>
          <table:table-cell office:value-type="float" office:value="626" calcext:value-type="float">
            <text:p>626</text:p>
          </table:table-cell>
          <table:table-cell table:formula="of:=IF([.C91:.C199]-2 &lt; 0;0;[.C91:.C199]-2 )" office:value-type="float" office:value="19" calcext:value-type="float">
            <text:p>19</text:p>
          </table:table-cell>
          <table:table-cell table:formula="of:=IF([.D91:.D199]+2 &lt; 0;0;[.D91:.D199]+2 )" office:value-type="float" office:value="44" calcext:value-type="float">
            <text:p>44</text:p>
          </table:table-cell>
          <table:table-cell table:formula="of:=IF([.E91:.E199]-2 &gt; 640;640;[.E91:.E199]-2 )" office:value-type="float" office:value="582" calcext:value-type="float">
            <text:p>582</text:p>
          </table:table-cell>
          <table:table-cell table:formula="of:=IF([.F91:.F199]+2 &gt; 640;640;[.F91:.F199]+2 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30" calcext:value-type="float">
            <text:p>273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78" calcext:value-type="float">
            <text:p>578</text:p>
          </table:table-cell>
          <table:table-cell office:value-type="float" office:value="621" calcext:value-type="float">
            <text:p>621</text:p>
          </table:table-cell>
          <table:table-cell table:formula="of:=IF([.C92:.C200]-2 &lt; 0;0;[.C92:.C200]-2 )" office:value-type="float" office:value="15" calcext:value-type="float">
            <text:p>15</text:p>
          </table:table-cell>
          <table:table-cell table:formula="of:=IF([.D92:.D200]+2 &lt; 0;0;[.D92:.D200]+2 )" office:value-type="float" office:value="38" calcext:value-type="float">
            <text:p>38</text:p>
          </table:table-cell>
          <table:table-cell table:formula="of:=IF([.E92:.E200]-2 &gt; 640;640;[.E92:.E200]-2 )" office:value-type="float" office:value="576" calcext:value-type="float">
            <text:p>576</text:p>
          </table:table-cell>
          <table:table-cell table:formula="of:=IF([.F92:.F200]+2 &gt; 640;640;[.F92:.F200]+2 )"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60" calcext:value-type="float">
            <text:p>276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94" calcext:value-type="float">
            <text:p>594</text:p>
          </table:table-cell>
          <table:table-cell office:value-type="float" office:value="633" calcext:value-type="float">
            <text:p>633</text:p>
          </table:table-cell>
          <table:table-cell table:formula="of:=IF([.C93:.C201]-2 &lt; 0;0;[.C93:.C201]-2 )" office:value-type="float" office:value="41" calcext:value-type="float">
            <text:p>41</text:p>
          </table:table-cell>
          <table:table-cell table:formula="of:=IF([.D93:.D201]+2 &lt; 0;0;[.D93:.D201]+2 )" office:value-type="float" office:value="62" calcext:value-type="float">
            <text:p>62</text:p>
          </table:table-cell>
          <table:table-cell table:formula="of:=IF([.E93:.E201]-2 &gt; 640;640;[.E93:.E201]-2 )" office:value-type="float" office:value="592" calcext:value-type="float">
            <text:p>592</text:p>
          </table:table-cell>
          <table:table-cell table:formula="of:=IF([.F93:.F201]+2 &gt; 640;640;[.F93:.F201]+2 )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7" calcext:value-type="float">
            <text:p>517</text:p>
          </table:table-cell>
          <table:table-cell office:value-type="float" office:value="550" calcext:value-type="float">
            <text:p>550</text:p>
          </table:table-cell>
          <table:table-cell table:formula="of:=IF([.C94:.C202]-2 &lt; 0;0;[.C94:.C202]-2 )" office:value-type="float" office:value="0" calcext:value-type="float">
            <text:p>0</text:p>
          </table:table-cell>
          <table:table-cell table:formula="of:=IF([.D94:.D202]+2 &lt; 0;0;[.D94:.D202]+2 )" office:value-type="float" office:value="18" calcext:value-type="float">
            <text:p>18</text:p>
          </table:table-cell>
          <table:table-cell table:formula="of:=IF([.E94:.E202]-2 &gt; 640;640;[.E94:.E202]-2 )" office:value-type="float" office:value="515" calcext:value-type="float">
            <text:p>515</text:p>
          </table:table-cell>
          <table:table-cell table:formula="of:=IF([.F94:.F202]+2 &gt; 640;640;[.F94:.F202]+2 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20" calcext:value-type="float">
            <text:p>2820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571" calcext:value-type="float">
            <text:p>571</text:p>
          </table:table-cell>
          <table:table-cell office:value-type="float" office:value="597" calcext:value-type="float">
            <text:p>597</text:p>
          </table:table-cell>
          <table:table-cell table:formula="of:=IF([.C95:.C203]-2 &lt; 0;0;[.C95:.C203]-2 )" office:value-type="float" office:value="80" calcext:value-type="float">
            <text:p>80</text:p>
          </table:table-cell>
          <table:table-cell table:formula="of:=IF([.D95:.D203]+2 &lt; 0;0;[.D95:.D203]+2 )" office:value-type="float" office:value="111" calcext:value-type="float">
            <text:p>111</text:p>
          </table:table-cell>
          <table:table-cell table:formula="of:=IF([.E95:.E203]-2 &gt; 640;640;[.E95:.E203]-2 )" office:value-type="float" office:value="569" calcext:value-type="float">
            <text:p>569</text:p>
          </table:table-cell>
          <table:table-cell table:formula="of:=IF([.F95:.F203]+2 &gt; 640;640;[.F95:.F203]+2 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50" calcext:value-type="float">
            <text:p>2850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table:formula="of:=IF([.C96:.C204]-2 &lt; 0;0;[.C96:.C204]-2 )" office:value-type="float" office:value="105" calcext:value-type="float">
            <text:p>105</text:p>
          </table:table-cell>
          <table:table-cell table:formula="of:=IF([.D96:.D204]+2 &lt; 0;0;[.D96:.D204]+2 )" office:value-type="float" office:value="137" calcext:value-type="float">
            <text:p>137</text:p>
          </table:table-cell>
          <table:table-cell table:formula="of:=IF([.E96:.E204]-2 &gt; 640;640;[.E96:.E204]-2 )" office:value-type="float" office:value="600" calcext:value-type="float">
            <text:p>600</text:p>
          </table:table-cell>
          <table:table-cell table:formula="of:=IF([.F96:.F204]+2 &gt; 640;640;[.F96:.F204]+2 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80" calcext:value-type="float">
            <text:p>2880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float" office:value="604" calcext:value-type="float">
            <text:p>604</text:p>
          </table:table-cell>
          <table:table-cell office:value-type="float" office:value="629" calcext:value-type="float">
            <text:p>629</text:p>
          </table:table-cell>
          <table:table-cell table:formula="of:=IF([.C97:.C205]-2 &lt; 0;0;[.C97:.C205]-2 )" office:value-type="float" office:value="112" calcext:value-type="float">
            <text:p>112</text:p>
          </table:table-cell>
          <table:table-cell table:formula="of:=IF([.D97:.D205]+2 &lt; 0;0;[.D97:.D205]+2 )" office:value-type="float" office:value="145" calcext:value-type="float">
            <text:p>145</text:p>
          </table:table-cell>
          <table:table-cell table:formula="of:=IF([.E97:.E205]-2 &gt; 640;640;[.E97:.E205]-2 )" office:value-type="float" office:value="602" calcext:value-type="float">
            <text:p>602</text:p>
          </table:table-cell>
          <table:table-cell table:formula="of:=IF([.F97:.F205]+2 &gt; 640;640;[.F97:.F205]+2 )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10" calcext:value-type="float">
            <text:p>2910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574" calcext:value-type="float">
            <text:p>574</text:p>
          </table:table-cell>
          <table:table-cell office:value-type="float" office:value="599" calcext:value-type="float">
            <text:p>599</text:p>
          </table:table-cell>
          <table:table-cell table:formula="of:=IF([.C98:.C206]-2 &lt; 0;0;[.C98:.C206]-2 )" office:value-type="float" office:value="82" calcext:value-type="float">
            <text:p>82</text:p>
          </table:table-cell>
          <table:table-cell table:formula="of:=IF([.D98:.D206]+2 &lt; 0;0;[.D98:.D206]+2 )" office:value-type="float" office:value="112" calcext:value-type="float">
            <text:p>112</text:p>
          </table:table-cell>
          <table:table-cell table:formula="of:=IF([.E98:.E206]-2 &gt; 640;640;[.E98:.E206]-2 )" office:value-type="float" office:value="572" calcext:value-type="float">
            <text:p>572</text:p>
          </table:table-cell>
          <table:table-cell table:formula="of:=IF([.F98:.F206]+2 &gt; 640;640;[.F98:.F206]+2 )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40" calcext:value-type="float">
            <text:p>2940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565" calcext:value-type="float">
            <text:p>565</text:p>
          </table:table-cell>
          <table:table-cell office:value-type="float" office:value="600" calcext:value-type="float">
            <text:p>600</text:p>
          </table:table-cell>
          <table:table-cell table:formula="of:=IF([.C99:.C207]-2 &lt; 0;0;[.C99:.C207]-2 )" office:value-type="float" office:value="76" calcext:value-type="float">
            <text:p>76</text:p>
          </table:table-cell>
          <table:table-cell table:formula="of:=IF([.D99:.D207]+2 &lt; 0;0;[.D99:.D207]+2 )" office:value-type="float" office:value="106" calcext:value-type="float">
            <text:p>106</text:p>
          </table:table-cell>
          <table:table-cell table:formula="of:=IF([.E99:.E207]-2 &gt; 640;640;[.E99:.E207]-2 )" office:value-type="float" office:value="563" calcext:value-type="float">
            <text:p>563</text:p>
          </table:table-cell>
          <table:table-cell table:formula="of:=IF([.F99:.F207]+2 &gt; 640;640;[.F99:.F207]+2 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70" calcext:value-type="float">
            <text:p>2970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564" calcext:value-type="float">
            <text:p>564</text:p>
          </table:table-cell>
          <table:table-cell office:value-type="float" office:value="589" calcext:value-type="float">
            <text:p>589</text:p>
          </table:table-cell>
          <table:table-cell table:formula="of:=IF([.C100:.C208]-2 &lt; 0;0;[.C100:.C208]-2 )" office:value-type="float" office:value="66" calcext:value-type="float">
            <text:p>66</text:p>
          </table:table-cell>
          <table:table-cell table:formula="of:=IF([.D100:.D208]+2 &lt; 0;0;[.D100:.D208]+2 )" office:value-type="float" office:value="98" calcext:value-type="float">
            <text:p>98</text:p>
          </table:table-cell>
          <table:table-cell table:formula="of:=IF([.E100:.E208]-2 &gt; 640;640;[.E100:.E208]-2 )" office:value-type="float" office:value="562" calcext:value-type="float">
            <text:p>562</text:p>
          </table:table-cell>
          <table:table-cell table:formula="of:=IF([.F100:.F208]+2 &gt; 640;640;[.F100:.F208]+2 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00" calcext:value-type="float">
            <text:p>300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546" calcext:value-type="float">
            <text:p>546</text:p>
          </table:table-cell>
          <table:table-cell office:value-type="float" office:value="573" calcext:value-type="float">
            <text:p>573</text:p>
          </table:table-cell>
          <table:table-cell table:formula="of:=IF([.C101:.C209]-2 &lt; 0;0;[.C101:.C209]-2 )" office:value-type="float" office:value="55" calcext:value-type="float">
            <text:p>55</text:p>
          </table:table-cell>
          <table:table-cell table:formula="of:=IF([.D101:.D209]+2 &lt; 0;0;[.D101:.D209]+2 )" office:value-type="float" office:value="82" calcext:value-type="float">
            <text:p>82</text:p>
          </table:table-cell>
          <table:table-cell table:formula="of:=IF([.E101:.E209]-2 &gt; 640;640;[.E101:.E209]-2 )" office:value-type="float" office:value="544" calcext:value-type="float">
            <text:p>544</text:p>
          </table:table-cell>
          <table:table-cell table:formula="of:=IF([.F101:.F209]+2 &gt; 640;640;[.F101:.F209]+2 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30" calcext:value-type="float">
            <text:p>30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 office:value-type="float" office:value="554" calcext:value-type="float">
            <text:p>554</text:p>
          </table:table-cell>
          <table:table-cell table:formula="of:=IF([.C102:.C210]-2 &lt; 0;0;[.C102:.C210]-2 )" office:value-type="float" office:value="39" calcext:value-type="float">
            <text:p>39</text:p>
          </table:table-cell>
          <table:table-cell table:formula="of:=IF([.D102:.D210]+2 &lt; 0;0;[.D102:.D210]+2 )" office:value-type="float" office:value="62" calcext:value-type="float">
            <text:p>62</text:p>
          </table:table-cell>
          <table:table-cell table:formula="of:=IF([.E102:.E210]-2 &gt; 640;640;[.E102:.E210]-2 )" office:value-type="float" office:value="524" calcext:value-type="float">
            <text:p>524</text:p>
          </table:table-cell>
          <table:table-cell table:formula="of:=IF([.F102:.F210]+2 &gt; 640;640;[.F102:.F210]+2 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60" calcext:value-type="float">
            <text:p>306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530" calcext:value-type="float">
            <text:p>530</text:p>
          </table:table-cell>
          <table:table-cell table:formula="of:=IF([.C103:.C211]-2 &lt; 0;0;[.C103:.C211]-2 )" office:value-type="float" office:value="10" calcext:value-type="float">
            <text:p>10</text:p>
          </table:table-cell>
          <table:table-cell table:formula="of:=IF([.D103:.D211]+2 &lt; 0;0;[.D103:.D211]+2 )" office:value-type="float" office:value="41" calcext:value-type="float">
            <text:p>41</text:p>
          </table:table-cell>
          <table:table-cell table:formula="of:=IF([.E103:.E211]-2 &gt; 640;640;[.E103:.E211]-2 )" office:value-type="float" office:value="500" calcext:value-type="float">
            <text:p>500</text:p>
          </table:table-cell>
          <table:table-cell table:formula="of:=IF([.F103:.F211]+2 &gt; 640;640;[.F103:.F211]+2 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90" calcext:value-type="float">
            <text:p>3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1" calcext:value-type="float">
            <text:p>431</text:p>
          </table:table-cell>
          <table:table-cell table:formula="of:=IF([.C104:.C212]-2 &lt; 0;0;[.C104:.C212]-2 )" office:value-type="float" office:value="0" calcext:value-type="float">
            <text:p>0</text:p>
          </table:table-cell>
          <table:table-cell table:formula="of:=IF([.D104:.D212]+2 &lt; 0;0;[.D104:.D212]+2 )" office:value-type="float" office:value="2" calcext:value-type="float">
            <text:p>2</text:p>
          </table:table-cell>
          <table:table-cell table:formula="of:=IF([.E104:.E212]-2 &gt; 640;640;[.E104:.E212]-2 )" office:value-type="float" office:value="394" calcext:value-type="float">
            <text:p>394</text:p>
          </table:table-cell>
          <table:table-cell table:formula="of:=IF([.F104:.F212]+2 &gt; 640;640;[.F104:.F212]+2 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20" calcext:value-type="float">
            <text:p>3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36" calcext:value-type="float">
            <text:p>436</text:p>
          </table:table-cell>
          <table:table-cell table:formula="of:=IF([.C105:.C213]-2 &lt; 0;0;[.C105:.C213]-2 )" office:value-type="float" office:value="0" calcext:value-type="float">
            <text:p>0</text:p>
          </table:table-cell>
          <table:table-cell table:formula="of:=IF([.D105:.D213]+2 &lt; 0;0;[.D105:.D213]+2 )" office:value-type="float" office:value="2" calcext:value-type="float">
            <text:p>2</text:p>
          </table:table-cell>
          <table:table-cell table:formula="of:=IF([.E105:.E213]-2 &gt; 640;640;[.E105:.E213]-2 )" office:value-type="float" office:value="390" calcext:value-type="float">
            <text:p>390</text:p>
          </table:table-cell>
          <table:table-cell table:formula="of:=IF([.F105:.F213]+2 &gt; 640;640;[.F105:.F213]+2 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50" calcext:value-type="float">
            <text:p>3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70" calcext:value-type="float">
            <text:p>470</text:p>
          </table:table-cell>
          <table:table-cell table:formula="of:=IF([.C106:.C214]-2 &lt; 0;0;[.C106:.C214]-2 )" office:value-type="float" office:value="0" calcext:value-type="float">
            <text:p>0</text:p>
          </table:table-cell>
          <table:table-cell table:formula="of:=IF([.D106:.D214]+2 &lt; 0;0;[.D106:.D214]+2 )" office:value-type="float" office:value="2" calcext:value-type="float">
            <text:p>2</text:p>
          </table:table-cell>
          <table:table-cell table:formula="of:=IF([.E106:.E214]-2 &gt; 640;640;[.E106:.E214]-2 )" office:value-type="float" office:value="437" calcext:value-type="float">
            <text:p>437</text:p>
          </table:table-cell>
          <table:table-cell table:formula="of:=IF([.F106:.F214]+2 &gt; 640;640;[.F106:.F214]+2 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80" calcext:value-type="float">
            <text:p>3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62" calcext:value-type="float">
            <text:p>362</text:p>
          </table:table-cell>
          <table:table-cell table:formula="of:=IF([.C107:.C215]-2 &lt; 0;0;[.C107:.C215]-2 )" office:value-type="float" office:value="0" calcext:value-type="float">
            <text:p>0</text:p>
          </table:table-cell>
          <table:table-cell table:formula="of:=IF([.D107:.D215]+2 &lt; 0;0;[.D107:.D215]+2 )" office:value-type="float" office:value="2" calcext:value-type="float">
            <text:p>2</text:p>
          </table:table-cell>
          <table:table-cell table:formula="of:=IF([.E107:.E215]-2 &gt; 640;640;[.E107:.E215]-2 )" office:value-type="float" office:value="332" calcext:value-type="float">
            <text:p>332</text:p>
          </table:table-cell>
          <table:table-cell table:formula="of:=IF([.F107:.F215]+2 &gt; 640;640;[.F107:.F215]+2 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10" calcext:value-type="float">
            <text:p>321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IF([.C108:.C216]-2 &lt; 0;0;[.C108:.C216]-2 )" office:value-type="float" office:value="48" calcext:value-type="float">
            <text:p>48</text:p>
          </table:table-cell>
          <table:table-cell table:formula="of:=IF([.D108:.D216]+2 &lt; 0;0;[.D108:.D216]+2 )" office:value-type="float" office:value="75" calcext:value-type="float">
            <text:p>75</text:p>
          </table:table-cell>
          <table:table-cell table:formula="of:=IF([.E108:.E216]-2 &gt; 640;640;[.E108:.E216]-2 )" office:value-type="float" office:value="543" calcext:value-type="float">
            <text:p>543</text:p>
          </table:table-cell>
          <table:table-cell table:formula="of:=IF([.F108:.F216]+2 &gt; 640;640;[.F108:.F216]+2 )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240" calcext:value-type="float">
            <text:p>324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532" calcext:value-type="float">
            <text:p>532</text:p>
          </table:table-cell>
          <table:table-cell office:value-type="float" office:value="558" calcext:value-type="float">
            <text:p>558</text:p>
          </table:table-cell>
          <table:table-cell table:formula="of:=IF([.C109:.C217]-2 &lt; 0;0;[.C109:.C217]-2 )" office:value-type="float" office:value="40" calcext:value-type="float">
            <text:p>40</text:p>
          </table:table-cell>
          <table:table-cell table:formula="of:=IF([.D109:.D217]+2 &lt; 0;0;[.D109:.D217]+2 )" office:value-type="float" office:value="72" calcext:value-type="float">
            <text:p>72</text:p>
          </table:table-cell>
          <table:table-cell table:formula="of:=IF([.E109:.E217]-2 &gt; 640;640;[.E109:.E217]-2 )" office:value-type="float" office:value="530" calcext:value-type="float">
            <text:p>530</text:p>
          </table:table-cell>
          <table:table-cell table:formula="of:=IF([.F109:.F217]+2 &gt; 640;640;[.F109:.F217]+2 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70" calcext:value-type="float">
            <text:p>327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18" calcext:value-type="float">
            <text:p>518</text:p>
          </table:table-cell>
          <table:table-cell office:value-type="float" office:value="543" calcext:value-type="float">
            <text:p>543</text:p>
          </table:table-cell>
          <table:table-cell table:formula="of:=IF([.C110:.C218]-2 &lt; 0;0;[.C110:.C218]-2 )" office:value-type="float" office:value="29" calcext:value-type="float">
            <text:p>29</text:p>
          </table:table-cell>
          <table:table-cell table:formula="of:=IF([.D110:.D218]+2 &lt; 0;0;[.D110:.D218]+2 )" office:value-type="float" office:value="60" calcext:value-type="float">
            <text:p>60</text:p>
          </table:table-cell>
          <table:table-cell table:formula="of:=IF([.E110:.E218]-2 &gt; 640;640;[.E110:.E218]-2 )" office:value-type="float" office:value="516" calcext:value-type="float">
            <text:p>516</text:p>
          </table:table-cell>
          <table:table-cell table:formula="of:=IF([.F110:.F218]+2 &gt; 640;640;[.F110:.F218]+2 )" office:value-type="float" office:value="545" calcext:value-type="float">
            <text:p>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07:20:01.5585023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6:55:19.018775828</meta:creation-date>
    <dc:date>2022-04-15T07:38:36.628888059</dc:date>
    <meta:editing-duration>PT1H45M6S</meta:editing-duration>
    <meta:editing-cycles>30</meta:editing-cycles>
    <meta:generator>LibreOffice/6.0.7.3$Linux_X86_64 LibreOffice_project/00m0$Build-3</meta:generator>
    <meta:document-statistic meta:table-count="1" meta:cell-count="1100" meta:object-count="0"/>
  </office:meta>
</office:document-meta>
</file>